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7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hase" table:style-name="ta1">
        <table:shapes>
          <draw:frame draw:z-index="0" draw:style-name="gr1" draw:text-style-name="P1" svg:width="29.827cm" svg:height="9.005cm" svg:x="3.687cm" svg:y="0.106cm">
            <draw:object draw:notify-on-update-of-ranges="phase.A1:phase.A1 phase.A2:phase.A5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string" calcext:value-type="string">
            <text:p>phase</text:p>
          </table:table-cell>
        </table:table-row>
        <table:table-row table:style-name="ro1">
          <table:table-cell office:value-type="float" office:value="-101.141044358405" calcext:value-type="float">
            <text:p>-101.141044358405</text:p>
          </table:table-cell>
        </table:table-row>
        <table:table-row table:style-name="ro1">
          <table:table-cell office:value-type="float" office:value="-8.58171590833405" calcext:value-type="float">
            <text:p>-8.58171590833405</text:p>
          </table:table-cell>
        </table:table-row>
        <table:table-row table:style-name="ro1">
          <table:table-cell office:value-type="float" office:value="64.0288101220443" calcext:value-type="float">
            <text:p>64.0288101220443</text:p>
          </table:table-cell>
        </table:table-row>
        <table:table-row table:style-name="ro1">
          <table:table-cell office:value-type="float" office:value="165.801656204762" calcext:value-type="float">
            <text:p>165.801656204762</text:p>
          </table:table-cell>
        </table:table-row>
        <table:table-row table:style-name="ro1">
          <table:table-cell office:value-type="float" office:value="-104.589848204757" calcext:value-type="float">
            <text:p>-104.589848204757</text:p>
          </table:table-cell>
        </table:table-row>
        <table:table-row table:style-name="ro1">
          <table:table-cell office:value-type="float" office:value="-5.07548193089938" calcext:value-type="float">
            <text:p>-5.07548193089938</text:p>
          </table:table-cell>
        </table:table-row>
        <table:table-row table:style-name="ro1">
          <table:table-cell office:value-type="float" office:value="60.4827658328656" calcext:value-type="float">
            <text:p>60.4827658328656</text:p>
          </table:table-cell>
        </table:table-row>
        <table:table-row table:style-name="ro1">
          <table:table-cell office:value-type="float" office:value="169.25020196894" calcext:value-type="float">
            <text:p>169.25020196894</text:p>
          </table:table-cell>
        </table:table-row>
        <table:table-row table:style-name="ro1">
          <table:table-cell office:value-type="float" office:value="-108.177574903168" calcext:value-type="float">
            <text:p>-108.177574903168</text:p>
          </table:table-cell>
        </table:table-row>
        <table:table-row table:style-name="ro1">
          <table:table-cell office:value-type="float" office:value="-1.53127209056994" calcext:value-type="float">
            <text:p>-1.53127209056994</text:p>
          </table:table-cell>
        </table:table-row>
        <table:table-row table:style-name="ro1">
          <table:table-cell office:value-type="float" office:value="57.1109112040627" calcext:value-type="float">
            <text:p>57.1109112040627</text:p>
          </table:table-cell>
        </table:table-row>
        <table:table-row table:style-name="ro1">
          <table:table-cell office:value-type="float" office:value="172.811719698309" calcext:value-type="float">
            <text:p>172.811719698309</text:p>
          </table:table-cell>
        </table:table-row>
        <table:table-row table:style-name="ro1">
          <table:table-cell office:value-type="float" office:value="-111.850391718538" calcext:value-type="float">
            <text:p>-111.850391718538</text:p>
          </table:table-cell>
        </table:table-row>
        <table:table-row table:style-name="ro1">
          <table:table-cell office:value-type="float" office:value="1.63054441333011" calcext:value-type="float">
            <text:p>1.63054441333011</text:p>
          </table:table-cell>
        </table:table-row>
        <table:table-row table:style-name="ro1">
          <table:table-cell office:value-type="float" office:value="53.4149237695448" calcext:value-type="float">
            <text:p>53.4149237695448</text:p>
          </table:table-cell>
        </table:table-row>
        <table:table-row table:style-name="ro1">
          <table:table-cell office:value-type="float" office:value="176.011414984324" calcext:value-type="float">
            <text:p>176.011414984324</text:p>
          </table:table-cell>
        </table:table-row>
        <table:table-row table:style-name="ro1">
          <table:table-cell office:value-type="float" office:value="-115.000554281314" calcext:value-type="float">
            <text:p>-115.000554281314</text:p>
          </table:table-cell>
        </table:table-row>
        <table:table-row table:style-name="ro1">
          <table:table-cell office:value-type="float" office:value="5.57567024475442" calcext:value-type="float">
            <text:p>5.57567024475442</text:p>
          </table:table-cell>
        </table:table-row>
        <table:table-row table:style-name="ro1">
          <table:table-cell office:value-type="float" office:value="49.7847841072583" calcext:value-type="float">
            <text:p>49.7847841072583</text:p>
          </table:table-cell>
        </table:table-row>
        <table:table-row table:style-name="ro1">
          <table:table-cell office:value-type="float" office:value="179.496981273896" calcext:value-type="float">
            <text:p>179.496981273896</text:p>
          </table:table-cell>
        </table:table-row>
        <table:table-row table:style-name="ro1">
          <table:table-cell office:value-type="float" office:value="-118.567888884651" calcext:value-type="float">
            <text:p>-118.567888884651</text:p>
          </table:table-cell>
        </table:table-row>
        <table:table-row table:style-name="ro1">
          <table:table-cell office:value-type="float" office:value="8.81706918805934" calcext:value-type="float">
            <text:p>8.81706918805934</text:p>
          </table:table-cell>
        </table:table-row>
        <table:table-row table:style-name="ro1">
          <table:table-cell office:value-type="float" office:value="46.1148534710834" calcext:value-type="float">
            <text:p>46.1148534710834</text:p>
          </table:table-cell>
        </table:table-row>
        <table:table-row table:style-name="ro1">
          <table:table-cell office:value-type="float" office:value="-177.045821036346" calcext:value-type="float">
            <text:p>-177.045821036346</text:p>
          </table:table-cell>
        </table:table-row>
        <table:table-row table:style-name="ro1">
          <table:table-cell office:value-type="float" office:value="-122.272421609699" calcext:value-type="float">
            <text:p>-122.272421609699</text:p>
          </table:table-cell>
        </table:table-row>
        <table:table-row table:style-name="ro1">
          <table:table-cell office:value-type="float" office:value="12.2907837359507" calcext:value-type="float">
            <text:p>12.2907837359507</text:p>
          </table:table-cell>
        </table:table-row>
        <table:table-row table:style-name="ro1">
          <table:table-cell office:value-type="float" office:value="42.9540778970233" calcext:value-type="float">
            <text:p>42.9540778970233</text:p>
          </table:table-cell>
        </table:table-row>
        <table:table-row table:style-name="ro1">
          <table:table-cell office:value-type="float" office:value="-173.573670773979" calcext:value-type="float">
            <text:p>-173.573670773979</text:p>
          </table:table-cell>
        </table:table-row>
        <table:table-row table:style-name="ro1">
          <table:table-cell office:value-type="float" office:value="-126.384351815836" calcext:value-type="float">
            <text:p>-126.384351815836</text:p>
          </table:table-cell>
        </table:table-row>
        <table:table-row table:style-name="ro1">
          <table:table-cell office:value-type="float" office:value="15.2669401195384" calcext:value-type="float">
            <text:p>15.2669401195384</text:p>
          </table:table-cell>
        </table:table-row>
        <table:table-row table:style-name="ro1">
          <table:table-cell office:value-type="float" office:value="38.9461820003812" calcext:value-type="float">
            <text:p>38.9461820003812</text:p>
          </table:table-cell>
        </table:table-row>
        <table:table-row table:style-name="ro1">
          <table:table-cell office:value-type="float" office:value="-170.149773870849" calcext:value-type="float">
            <text:p>-170.149773870849</text:p>
          </table:table-cell>
        </table:table-row>
        <table:table-row table:style-name="ro1">
          <table:table-cell office:value-type="float" office:value="-129.190987534372" calcext:value-type="float">
            <text:p>-129.190987534372</text:p>
          </table:table-cell>
        </table:table-row>
        <table:table-row table:style-name="ro1">
          <table:table-cell office:value-type="float" office:value="19.6882538307165" calcext:value-type="float">
            <text:p>19.6882538307165</text:p>
          </table:table-cell>
        </table:table-row>
        <table:table-row table:style-name="ro1">
          <table:table-cell office:value-type="float" office:value="35.4237698316813" calcext:value-type="float">
            <text:p>35.4237698316813</text:p>
          </table:table-cell>
        </table:table-row>
        <table:table-row table:style-name="ro1">
          <table:table-cell office:value-type="float" office:value="-166.39615175533" calcext:value-type="float">
            <text:p>-166.39615175533</text:p>
          </table:table-cell>
        </table:table-row>
        <table:table-row table:style-name="ro1">
          <table:table-cell office:value-type="float" office:value="-133.208210877068" calcext:value-type="float">
            <text:p>-133.208210877068</text:p>
          </table:table-cell>
        </table:table-row>
        <table:table-row table:style-name="ro1">
          <table:table-cell office:value-type="float" office:value="22.6762787500514" calcext:value-type="float">
            <text:p>22.6762787500514</text:p>
          </table:table-cell>
        </table:table-row>
        <table:table-row table:style-name="ro1">
          <table:table-cell office:value-type="float" office:value="31.8207643572475" calcext:value-type="float">
            <text:p>31.8207643572475</text:p>
          </table:table-cell>
        </table:table-row>
        <table:table-row table:style-name="ro1">
          <table:table-cell office:value-type="float" office:value="-162.58374204703" calcext:value-type="float">
            <text:p>-162.58374204703</text:p>
          </table:table-cell>
        </table:table-row>
        <table:table-row table:style-name="ro1">
          <table:table-cell office:value-type="float" office:value="-136.455246515569" calcext:value-type="float">
            <text:p>-136.455246515569</text:p>
          </table:table-cell>
        </table:table-row>
        <table:table-row table:style-name="ro1">
          <table:table-cell office:value-type="float" office:value="26.9588304031648" calcext:value-type="float">
            <text:p>26.9588304031648</text:p>
          </table:table-cell>
        </table:table-row>
        <table:table-row table:style-name="ro1">
          <table:table-cell office:value-type="float" office:value="28.3241706317921" calcext:value-type="float">
            <text:p>28.3241706317921</text:p>
          </table:table-cell>
        </table:table-row>
        <table:table-row table:style-name="ro1">
          <table:table-cell office:value-type="float" office:value="-159.225577527731" calcext:value-type="float">
            <text:p>-159.225577527731</text:p>
          </table:table-cell>
        </table:table-row>
        <table:table-row table:style-name="ro1">
          <table:table-cell office:value-type="float" office:value="-140.586596416575" calcext:value-type="float">
            <text:p>-140.586596416575</text:p>
          </table:table-cell>
        </table:table-row>
        <table:table-row table:style-name="ro1">
          <table:table-cell office:value-type="float" office:value="29.3710214452983" calcext:value-type="float">
            <text:p>29.3710214452983</text:p>
          </table:table-cell>
        </table:table-row>
        <table:table-row table:style-name="ro1">
          <table:table-cell office:value-type="float" office:value="24.5966289048171" calcext:value-type="float">
            <text:p>24.5966289048171</text:p>
          </table:table-cell>
        </table:table-row>
        <table:table-row table:style-name="ro1">
          <table:table-cell office:value-type="float" office:value="-155.401635340885" calcext:value-type="float">
            <text:p>-155.401635340885</text:p>
          </table:table-cell>
        </table:table-row>
        <table:table-row table:style-name="ro1">
          <table:table-cell office:value-type="float" office:value="-144.287289612894" calcext:value-type="float">
            <text:p>-144.287289612894</text:p>
          </table:table-cell>
        </table:table-row>
        <table:table-row table:style-name="ro1">
          <table:table-cell office:value-type="float" office:value="33.0007863762671" calcext:value-type="float">
            <text:p>33.0007863762671</text:p>
          </table:table-cell>
        </table:table-row>
        <table:table-row table:style-name="ro1">
          <table:table-cell office:value-type="float" office:value="20.8700890448189" calcext:value-type="float">
            <text:p>20.8700890448189</text:p>
          </table:table-cell>
        </table:table-row>
        <table:table-row table:style-name="ro1">
          <table:table-cell office:value-type="float" office:value="-152.260824372355" calcext:value-type="float">
            <text:p>-152.260824372355</text:p>
          </table:table-cell>
        </table:table-row>
        <table:table-row table:style-name="ro1">
          <table:table-cell office:value-type="float" office:value="-147.726423644002" calcext:value-type="float">
            <text:p>-147.726423644002</text:p>
          </table:table-cell>
        </table:table-row>
        <table:table-row table:style-name="ro1">
          <table:table-cell office:value-type="float" office:value="36.6243597000963" calcext:value-type="float">
            <text:p>36.6243597000963</text:p>
          </table:table-cell>
        </table:table-row>
        <table:table-row table:style-name="ro1">
          <table:table-cell office:value-type="float" office:value="17.279497698609" calcext:value-type="float">
            <text:p>17.279497698609</text:p>
          </table:table-cell>
        </table:table-row>
        <table:table-row table:style-name="ro1">
          <table:table-cell office:value-type="float" office:value="-148.539648375038" calcext:value-type="float">
            <text:p>-148.539648375038</text:p>
          </table:table-cell>
        </table:table-row>
        <table:table-row table:style-name="ro1">
          <table:table-cell office:value-type="float" office:value="-151.900731231127" calcext:value-type="float">
            <text:p>-151.900731231127</text:p>
          </table:table-cell>
        </table:table-row>
        <table:table-row table:style-name="ro1">
          <table:table-cell office:value-type="float" office:value="39.9422571492118" calcext:value-type="float">
            <text:p>39.9422571492118</text:p>
          </table:table-cell>
        </table:table-row>
        <table:table-row table:style-name="ro1">
          <table:table-cell office:value-type="float" office:value="13.6836716820863" calcext:value-type="float">
            <text:p>13.6836716820863</text:p>
          </table:table-cell>
        </table:table-row>
        <table:table-row table:style-name="ro1">
          <table:table-cell office:value-type="float" office:value="-145.285939457092" calcext:value-type="float">
            <text:p>-145.285939457092</text:p>
          </table:table-cell>
        </table:table-row>
        <table:table-row table:style-name="ro1">
          <table:table-cell office:value-type="float" office:value="-155.018520989486" calcext:value-type="float">
            <text:p>-155.018520989486</text:p>
          </table:table-cell>
        </table:table-row>
        <table:table-row table:style-name="ro1">
          <table:table-cell office:value-type="float" office:value="43.5917776621947" calcext:value-type="float">
            <text:p>43.5917776621947</text:p>
          </table:table-cell>
        </table:table-row>
        <table:table-row table:style-name="ro1">
          <table:table-cell office:value-type="float" office:value="10.0535969085707" calcext:value-type="float">
            <text:p>10.0535969085707</text:p>
          </table:table-cell>
        </table:table-row>
        <table:table-row table:style-name="ro1">
          <table:table-cell office:value-type="float" office:value="-141.880855890925" calcext:value-type="float">
            <text:p>-141.880855890925</text:p>
          </table:table-cell>
        </table:table-row>
        <table:table-row table:style-name="ro1">
          <table:table-cell office:value-type="float" office:value="-158.411699188982" calcext:value-type="float">
            <text:p>-158.411699188982</text:p>
          </table:table-cell>
        </table:table-row>
        <table:table-row table:style-name="ro1">
          <table:table-cell office:value-type="float" office:value="46.9818846810639" calcext:value-type="float">
            <text:p>46.9818846810639</text:p>
          </table:table-cell>
        </table:table-row>
        <table:table-row table:style-name="ro1">
          <table:table-cell office:value-type="float" office:value="6.90533179770769" calcext:value-type="float">
            <text:p>6.90533179770769</text:p>
          </table:table-cell>
        </table:table-row>
        <table:table-row table:style-name="ro1">
          <table:table-cell office:value-type="float" office:value="-138.014759959056" calcext:value-type="float">
            <text:p>-138.014759959056</text:p>
          </table:table-cell>
        </table:table-row>
        <table:table-row table:style-name="ro1">
          <table:table-cell office:value-type="float" office:value="-161.782189581557" calcext:value-type="float">
            <text:p>-161.782189581557</text:p>
          </table:table-cell>
        </table:table-row>
        <table:table-row table:style-name="ro1">
          <table:table-cell office:value-type="float" office:value="50.381924811846" calcext:value-type="float">
            <text:p>50.381924811846</text:p>
          </table:table-cell>
        </table:table-row>
        <table:table-row table:style-name="ro1">
          <table:table-cell office:value-type="float" office:value="3.59980973549167" calcext:value-type="float">
            <text:p>3.59980973549167</text:p>
          </table:table-cell>
        </table:table-row>
        <table:table-row table:style-name="ro1">
          <table:table-cell office:value-type="float" office:value="-134.420773220372" calcext:value-type="float">
            <text:p>-134.420773220372</text:p>
          </table:table-cell>
        </table:table-row>
        <table:table-row table:style-name="ro1">
          <table:table-cell office:value-type="float" office:value="-165.639233126306" calcext:value-type="float">
            <text:p>-165.639233126306</text:p>
          </table:table-cell>
        </table:table-row>
        <table:table-row table:style-name="ro1">
          <table:table-cell office:value-type="float" office:value="53.9179970896179" calcext:value-type="float">
            <text:p>53.9179970896179</text:p>
          </table:table-cell>
        </table:table-row>
        <table:table-row table:style-name="ro1">
          <table:table-cell office:value-type="float" office:value="-0.509203462862093" calcext:value-type="float">
            <text:p>-0.509203462862093</text:p>
          </table:table-cell>
        </table:table-row>
        <table:table-row table:style-name="ro1">
          <table:table-cell office:value-type="float" office:value="-131.073482109698" calcext:value-type="float">
            <text:p>-131.073482109698</text:p>
          </table:table-cell>
        </table:table-row>
        <table:table-row table:style-name="ro1">
          <table:table-cell office:value-type="float" office:value="-168.812653989106" calcext:value-type="float">
            <text:p>-168.812653989106</text:p>
          </table:table-cell>
        </table:table-row>
        <table:table-row table:style-name="ro1">
          <table:table-cell office:value-type="float" office:value="57.4492392839011" calcext:value-type="float">
            <text:p>57.4492392839011</text:p>
          </table:table-cell>
        </table:table-row>
        <table:table-row table:style-name="ro1">
          <table:table-cell office:value-type="float" office:value="-3.46192336967059" calcext:value-type="float">
            <text:p>-3.46192336967059</text:p>
          </table:table-cell>
        </table:table-row>
        <table:table-row table:style-name="ro1">
          <table:table-cell office:value-type="float" office:value="-127.237098455585" calcext:value-type="float">
            <text:p>-127.237098455585</text:p>
          </table:table-cell>
        </table:table-row>
        <table:table-row table:style-name="ro1">
          <table:table-cell office:value-type="float" office:value="-172.888849543126" calcext:value-type="float">
            <text:p>-172.888849543126</text:p>
          </table:table-cell>
        </table:table-row>
        <table:table-row table:style-name="ro1">
          <table:table-cell office:value-type="float" office:value="60.7864709572255" calcext:value-type="float">
            <text:p>60.7864709572255</text:p>
          </table:table-cell>
        </table:table-row>
        <table:table-row table:style-name="ro1">
          <table:table-cell office:value-type="float" office:value="-7.25733786529747" calcext:value-type="float">
            <text:p>-7.25733786529747</text:p>
          </table:table-cell>
        </table:table-row>
        <table:table-row table:style-name="ro1">
          <table:table-cell office:value-type="float" office:value="-123.47831627645" calcext:value-type="float">
            <text:p>-123.47831627645</text:p>
          </table:table-cell>
        </table:table-row>
        <table:table-row table:style-name="ro1">
          <table:table-cell office:value-type="float" office:value="-176.397286091524" calcext:value-type="float">
            <text:p>-176.397286091524</text:p>
          </table:table-cell>
        </table:table-row>
        <table:table-row table:style-name="ro1">
          <table:table-cell office:value-type="float" office:value="64.7408146668531" calcext:value-type="float">
            <text:p>64.7408146668531</text:p>
          </table:table-cell>
        </table:table-row>
        <table:table-row table:style-name="ro1">
          <table:table-cell office:value-type="float" office:value="-10.5825449704169" calcext:value-type="float">
            <text:p>-10.5825449704169</text:p>
          </table:table-cell>
        </table:table-row>
        <table:table-row table:style-name="ro1">
          <table:table-cell office:value-type="float" office:value="-120.571129750698" calcext:value-type="float">
            <text:p>-120.571129750698</text:p>
          </table:table-cell>
        </table:table-row>
        <table:table-row table:style-name="ro1">
          <table:table-cell office:value-type="float" office:value="-179.389716322152" calcext:value-type="float">
            <text:p>-179.389716322152</text:p>
          </table:table-cell>
        </table:table-row>
        <table:table-row table:style-name="ro1">
          <table:table-cell office:value-type="float" office:value="68.5525263691704" calcext:value-type="float">
            <text:p>68.5525263691704</text:p>
          </table:table-cell>
        </table:table-row>
        <table:table-row table:style-name="ro1">
          <table:table-cell office:value-type="float" office:value="-15.0061534519562" calcext:value-type="float">
            <text:p>-15.0061534519562</text:p>
          </table:table-cell>
        </table:table-row>
        <table:table-row table:style-name="ro1">
          <table:table-cell office:value-type="float" office:value="-116.285110966127" calcext:value-type="float">
            <text:p>-116.285110966127</text:p>
          </table:table-cell>
        </table:table-row>
        <table:table-row table:style-name="ro1">
          <table:table-cell office:value-type="float" office:value="176.711072662269" calcext:value-type="float">
            <text:p>176.711072662269</text:p>
          </table:table-cell>
        </table:table-row>
        <table:table-row table:style-name="ro1">
          <table:table-cell office:value-type="float" office:value="71.5620931816696" calcext:value-type="float">
            <text:p>71.5620931816696</text:p>
          </table:table-cell>
        </table:table-row>
        <table:table-row table:style-name="ro1">
          <table:table-cell office:value-type="float" office:value="-17.5038340673639" calcext:value-type="float">
            <text:p>-17.5038340673639</text:p>
          </table:table-cell>
        </table:table-row>
        <table:table-row table:style-name="ro1">
          <table:table-cell office:value-type="float" office:value="-112.692827889404" calcext:value-type="float">
            <text:p>-112.692827889404</text:p>
          </table:table-cell>
        </table:table-row>
        <table:table-row table:style-name="ro1">
          <table:table-cell office:value-type="float" office:value="172.832907987461" calcext:value-type="float">
            <text:p>172.832907987461</text:p>
          </table:table-cell>
        </table:table-row>
        <table:table-row table:style-name="ro1">
          <table:table-cell office:value-type="float" office:value="75.6312851545057" calcext:value-type="float">
            <text:p>75.6312851545057</text:p>
          </table:table-cell>
        </table:table-row>
        <table:table-row table:style-name="ro1">
          <table:table-cell office:value-type="float" office:value="-21.8476875987289" calcext:value-type="float">
            <text:p>-21.8476875987289</text:p>
          </table:table-cell>
        </table:table-row>
        <table:table-row table:style-name="ro1">
          <table:table-cell office:value-type="float" office:value="-109.018167125596" calcext:value-type="float">
            <text:p>-109.018167125596</text:p>
          </table:table-cell>
        </table:table-row>
        <table:table-row table:style-name="ro1">
          <table:table-cell office:value-type="float" office:value="169.187674148973" calcext:value-type="float">
            <text:p>169.187674148973</text:p>
          </table:table-cell>
        </table:table-row>
        <table:table-row table:style-name="ro1">
          <table:table-cell office:value-type="float" office:value="78.896775398442" calcext:value-type="float">
            <text:p>78.896775398442</text:p>
          </table:table-cell>
        </table:table-row>
        <table:table-row table:style-name="ro1">
          <table:table-cell office:value-type="float" office:value="-24.9903348747342" calcext:value-type="float">
            <text:p>-24.9903348747342</text:p>
          </table:table-cell>
        </table:table-row>
        <table:table-row table:style-name="ro1">
          <table:table-cell office:value-type="float" office:value="-106.048134121413" calcext:value-type="float">
            <text:p>-106.048134121413</text:p>
          </table:table-cell>
        </table:table-row>
        <table:table-row table:style-name="ro1">
          <table:table-cell office:value-type="float" office:value="166.39781677886" calcext:value-type="float">
            <text:p>166.39781677886</text:p>
          </table:table-cell>
        </table:table-row>
        <table:table-row table:style-name="ro1">
          <table:table-cell office:value-type="float" office:value="82.7028900184566" calcext:value-type="float">
            <text:p>82.7028900184566</text:p>
          </table:table-cell>
        </table:table-row>
        <table:table-row table:style-name="ro1">
          <table:table-cell office:value-type="float" office:value="-28.8712375564895" calcext:value-type="float">
            <text:p>-28.8712375564895</text:p>
          </table:table-cell>
        </table:table-row>
        <table:table-row table:style-name="ro1">
          <table:table-cell office:value-type="float" office:value="-102.219282966373" calcext:value-type="float">
            <text:p>-102.219282966373</text:p>
          </table:table-cell>
        </table:table-row>
        <table:table-row table:style-name="ro1">
          <table:table-cell office:value-type="float" office:value="162.391495702868" calcext:value-type="float">
            <text:p>162.391495702868</text:p>
          </table:table-cell>
        </table:table-row>
        <table:table-row table:style-name="ro1">
          <table:table-cell office:value-type="float" office:value="86.2858286241059" calcext:value-type="float">
            <text:p>86.2858286241059</text:p>
          </table:table-cell>
        </table:table-row>
        <table:table-row table:style-name="ro1">
          <table:table-cell office:value-type="float" office:value="-32.2329990979244" calcext:value-type="float">
            <text:p>-32.2329990979244</text:p>
          </table:table-cell>
        </table:table-row>
        <table:table-row table:style-name="ro1">
          <table:table-cell office:value-type="float" office:value="-99.0489078588453" calcext:value-type="float">
            <text:p>-99.0489078588453</text:p>
          </table:table-cell>
        </table:table-row>
        <table:table-row table:style-name="ro1">
          <table:table-cell office:value-type="float" office:value="159.545501966544" calcext:value-type="float">
            <text:p>159.545501966544</text:p>
          </table:table-cell>
        </table:table-row>
        <table:table-row table:style-name="ro1">
          <table:table-cell office:value-type="float" office:value="90.1459297182323" calcext:value-type="float">
            <text:p>90.1459297182323</text:p>
          </table:table-cell>
        </table:table-row>
        <table:table-row table:style-name="ro1">
          <table:table-cell office:value-type="float" office:value="-36.1552363150841" calcext:value-type="float">
            <text:p>-36.1552363150841</text:p>
          </table:table-cell>
        </table:table-row>
        <table:table-row table:style-name="ro1">
          <table:table-cell office:value-type="float" office:value="-94.6362114479711" calcext:value-type="float">
            <text:p>-94.6362114479711</text:p>
          </table:table-cell>
        </table:table-row>
        <table:table-row table:style-name="ro1">
          <table:table-cell office:value-type="float" office:value="155.066477945944" calcext:value-type="float">
            <text:p>155.066477945944</text:p>
          </table:table-cell>
        </table:table-row>
        <table:table-row table:style-name="ro1">
          <table:table-cell office:value-type="float" office:value="92.9390082644184" calcext:value-type="float">
            <text:p>92.9390082644184</text:p>
          </table:table-cell>
        </table:table-row>
        <table:table-row table:style-name="ro1">
          <table:table-cell office:value-type="float" office:value="-38.7320367900606" calcext:value-type="float">
            <text:p>-38.7320367900606</text:p>
          </table:table-cell>
        </table:table-row>
        <table:table-row table:style-name="ro1">
          <table:table-cell office:value-type="float" office:value="-91.5042984461836" calcext:value-type="float">
            <text:p>-91.5042984461836</text:p>
          </table:table-cell>
        </table:table-row>
        <table:table-row table:style-name="ro1">
          <table:table-cell office:value-type="float" office:value="151.948255494054" calcext:value-type="float">
            <text:p>151.948255494054</text:p>
          </table:table-cell>
        </table:table-row>
        <table:table-row table:style-name="ro1">
          <table:table-cell office:value-type="float" office:value="97.2894772595643" calcext:value-type="float">
            <text:p>97.2894772595643</text:p>
          </table:table-cell>
        </table:table-row>
        <table:table-row table:style-name="ro1">
          <table:table-cell office:value-type="float" office:value="-42.9866138960028" calcext:value-type="float">
            <text:p>-42.9866138960028</text:p>
          </table:table-cell>
        </table:table-row>
        <table:table-row table:style-name="ro1">
          <table:table-cell office:value-type="float" office:value="-87.4109978586654" calcext:value-type="float">
            <text:p>-87.4109978586654</text:p>
          </table:table-cell>
        </table:table-row>
        <table:table-row table:style-name="ro1">
          <table:table-cell office:value-type="float" office:value="147.816424750719" calcext:value-type="float">
            <text:p>147.816424750719</text:p>
          </table:table-cell>
        </table:table-row>
        <table:table-row table:style-name="ro1">
          <table:table-cell office:value-type="float" office:value="99.3066004129094" calcext:value-type="float">
            <text:p>99.3066004129094</text:p>
          </table:table-cell>
        </table:table-row>
        <table:table-row table:style-name="ro1">
          <table:table-cell office:value-type="float" office:value="-45.0652211801024" calcext:value-type="float">
            <text:p>-45.0652211801024</text:p>
          </table:table-cell>
        </table:table-row>
        <table:table-row table:style-name="ro1">
          <table:table-cell office:value-type="float" office:value="-84.2360942118087" calcext:value-type="float">
            <text:p>-84.2360942118087</text:p>
          </table:table-cell>
        </table:table-row>
        <table:table-row table:style-name="ro1">
          <table:table-cell office:value-type="float" office:value="144.183392543647" calcext:value-type="float">
            <text:p>144.183392543647</text:p>
          </table:table-cell>
        </table:table-row>
        <table:table-row table:style-name="ro1">
          <table:table-cell office:value-type="float" office:value="102.699995196427" calcext:value-type="float">
            <text:p>102.699995196427</text:p>
          </table:table-cell>
        </table:table-row>
        <table:table-row table:style-name="ro1">
          <table:table-cell office:value-type="float" office:value="-48.5095209891356" calcext:value-type="float">
            <text:p>-48.5095209891356</text:p>
          </table:table-cell>
        </table:table-row>
        <table:table-row table:style-name="ro1">
          <table:table-cell office:value-type="float" office:value="-80.7262136792443" calcext:value-type="float">
            <text:p>-80.7262136792443</text:p>
          </table:table-cell>
        </table:table-row>
        <table:table-row table:style-name="ro1">
          <table:table-cell office:value-type="float" office:value="140.832504352883" calcext:value-type="float">
            <text:p>140.832504352883</text:p>
          </table:table-cell>
        </table:table-row>
        <table:table-row table:style-name="ro1">
          <table:table-cell office:value-type="float" office:value="106.316664385549" calcext:value-type="float">
            <text:p>106.316664385549</text:p>
          </table:table-cell>
        </table:table-row>
        <table:table-row table:style-name="ro1">
          <table:table-cell office:value-type="float" office:value="-52.2707390422622" calcext:value-type="float">
            <text:p>-52.2707390422622</text:p>
          </table:table-cell>
        </table:table-row>
        <table:table-row table:style-name="ro1">
          <table:table-cell office:value-type="float" office:value="-77.9054137242015" calcext:value-type="float">
            <text:p>-77.9054137242015</text:p>
          </table:table-cell>
        </table:table-row>
        <table:table-row table:style-name="ro1">
          <table:table-cell office:value-type="float" office:value="137.58995392121" calcext:value-type="float">
            <text:p>137.58995392121</text:p>
          </table:table-cell>
        </table:table-row>
        <table:table-row table:style-name="ro1">
          <table:table-cell office:value-type="float" office:value="109.36934409418" calcext:value-type="float">
            <text:p>109.36934409418</text:p>
          </table:table-cell>
        </table:table-row>
        <table:table-row table:style-name="ro1">
          <table:table-cell office:value-type="float" office:value="-55.2009072944456" calcext:value-type="float">
            <text:p>-55.2009072944456</text:p>
          </table:table-cell>
        </table:table-row>
        <table:table-row table:style-name="ro1">
          <table:table-cell office:value-type="float" office:value="-74.0275922833565" calcext:value-type="float">
            <text:p>-74.0275922833565</text:p>
          </table:table-cell>
        </table:table-row>
        <table:table-row table:style-name="ro1">
          <table:table-cell office:value-type="float" office:value="134.042489139542" calcext:value-type="float">
            <text:p>134.042489139542</text:p>
          </table:table-cell>
        </table:table-row>
        <table:table-row table:style-name="ro1">
          <table:table-cell office:value-type="float" office:value="113.035501017655" calcext:value-type="float">
            <text:p>113.035501017655</text:p>
          </table:table-cell>
        </table:table-row>
        <table:table-row table:style-name="ro1">
          <table:table-cell office:value-type="float" office:value="-59.6652302486772" calcext:value-type="float">
            <text:p>-59.6652302486772</text:p>
          </table:table-cell>
        </table:table-row>
        <table:table-row table:style-name="ro1">
          <table:table-cell office:value-type="float" office:value="-70.8205941476106" calcext:value-type="float">
            <text:p>-70.8205941476106</text:p>
          </table:table-cell>
        </table:table-row>
        <table:table-row table:style-name="ro1">
          <table:table-cell office:value-type="float" office:value="130.545218259076" calcext:value-type="float">
            <text:p>130.545218259076</text:p>
          </table:table-cell>
        </table:table-row>
        <table:table-row table:style-name="ro1">
          <table:table-cell office:value-type="float" office:value="116.953985014505" calcext:value-type="float">
            <text:p>116.953985014505</text:p>
          </table:table-cell>
        </table:table-row>
        <table:table-row table:style-name="ro1">
          <table:table-cell office:value-type="float" office:value="-62.7002577871554" calcext:value-type="float">
            <text:p>-62.7002577871554</text:p>
          </table:table-cell>
        </table:table-row>
        <table:table-row table:style-name="ro1">
          <table:table-cell office:value-type="float" office:value="-66.5372190812058" calcext:value-type="float">
            <text:p>-66.5372190812058</text:p>
          </table:table-cell>
        </table:table-row>
        <table:table-row table:style-name="ro1">
          <table:table-cell office:value-type="float" office:value="126.618234820163" calcext:value-type="float">
            <text:p>126.618234820163</text:p>
          </table:table-cell>
        </table:table-row>
        <table:table-row table:style-name="ro1">
          <table:table-cell office:value-type="float" office:value="120.519016339712" calcext:value-type="float">
            <text:p>120.519016339712</text:p>
          </table:table-cell>
        </table:table-row>
        <table:table-row table:style-name="ro1">
          <table:table-cell office:value-type="float" office:value="-66.2454065604176" calcext:value-type="float">
            <text:p>-66.2454065604176</text:p>
          </table:table-cell>
        </table:table-row>
        <table:table-row table:style-name="ro1">
          <table:table-cell office:value-type="float" office:value="-63.9280704645051" calcext:value-type="float">
            <text:p>-63.9280704645051</text:p>
          </table:table-cell>
        </table:table-row>
        <table:table-row table:style-name="ro1">
          <table:table-cell office:value-type="float" office:value="124.001255131856" calcext:value-type="float">
            <text:p>124.001255131856</text:p>
          </table:table-cell>
        </table:table-row>
        <table:table-row table:style-name="ro1">
          <table:table-cell office:value-type="float" office:value="123.951663557934" calcext:value-type="float">
            <text:p>123.951663557934</text:p>
          </table:table-cell>
        </table:table-row>
        <table:table-row table:style-name="ro1">
          <table:table-cell office:value-type="float" office:value="-69.2899118048647" calcext:value-type="float">
            <text:p>-69.2899118048647</text:p>
          </table:table-cell>
        </table:table-row>
        <table:table-row table:style-name="ro1">
          <table:table-cell office:value-type="float" office:value="-59.7626510011415" calcext:value-type="float">
            <text:p>-59.7626510011415</text:p>
          </table:table-cell>
        </table:table-row>
        <table:table-row table:style-name="ro1">
          <table:table-cell office:value-type="float" office:value="120.167564735526" calcext:value-type="float">
            <text:p>120.167564735526</text:p>
          </table:table-cell>
        </table:table-row>
        <table:table-row table:style-name="ro1">
          <table:table-cell office:value-type="float" office:value="127.546353018842" calcext:value-type="float">
            <text:p>127.546353018842</text:p>
          </table:table-cell>
        </table:table-row>
        <table:table-row table:style-name="ro1">
          <table:table-cell office:value-type="float" office:value="-72.8684546112124" calcext:value-type="float">
            <text:p>-72.8684546112124</text:p>
          </table:table-cell>
        </table:table-row>
        <table:table-row table:style-name="ro1">
          <table:table-cell office:value-type="float" office:value="-56.8405605763027" calcext:value-type="float">
            <text:p>-56.8405605763027</text:p>
          </table:table-cell>
        </table:table-row>
        <table:table-row table:style-name="ro1">
          <table:table-cell office:value-type="float" office:value="117.341218787554" calcext:value-type="float">
            <text:p>117.341218787554</text:p>
          </table:table-cell>
        </table:table-row>
        <table:table-row table:style-name="ro1">
          <table:table-cell office:value-type="float" office:value="131.376349762917" calcext:value-type="float">
            <text:p>131.376349762917</text:p>
          </table:table-cell>
        </table:table-row>
        <table:table-row table:style-name="ro1">
          <table:table-cell office:value-type="float" office:value="-76.0865822678128" calcext:value-type="float">
            <text:p>-76.0865822678128</text:p>
          </table:table-cell>
        </table:table-row>
        <table:table-row table:style-name="ro1">
          <table:table-cell office:value-type="float" office:value="-52.1930699350911" calcext:value-type="float">
            <text:p>-52.1930699350911</text:p>
          </table:table-cell>
        </table:table-row>
        <table:table-row table:style-name="ro1">
          <table:table-cell office:value-type="float" office:value="113.026625711157" calcext:value-type="float">
            <text:p>113.026625711157</text:p>
          </table:table-cell>
        </table:table-row>
        <table:table-row table:style-name="ro1">
          <table:table-cell office:value-type="float" office:value="134.472476851148" calcext:value-type="float">
            <text:p>134.472476851148</text:p>
          </table:table-cell>
        </table:table-row>
        <table:table-row table:style-name="ro1">
          <table:table-cell office:value-type="float" office:value="-80.0234848645749" calcext:value-type="float">
            <text:p>-80.0234848645749</text:p>
          </table:table-cell>
        </table:table-row>
        <table:table-row table:style-name="ro1">
          <table:table-cell office:value-type="float" office:value="-49.2107150585673" calcext:value-type="float">
            <text:p>-49.2107150585673</text:p>
          </table:table-cell>
        </table:table-row>
        <table:table-row table:style-name="ro1">
          <table:table-cell office:value-type="float" office:value="110.070680013622" calcext:value-type="float">
            <text:p>110.070680013622</text:p>
          </table:table-cell>
        </table:table-row>
        <table:table-row table:style-name="ro1">
          <table:table-cell office:value-type="float" office:value="138.670451643394" calcext:value-type="float">
            <text:p>138.670451643394</text:p>
          </table:table-cell>
        </table:table-row>
        <table:table-row table:style-name="ro1">
          <table:table-cell office:value-type="float" office:value="-83.366767446189" calcext:value-type="float">
            <text:p>-83.366767446189</text:p>
          </table:table-cell>
        </table:table-row>
        <table:table-row table:style-name="ro1">
          <table:table-cell office:value-type="float" office:value="-45.6150539911552" calcext:value-type="float">
            <text:p>-45.6150539911552</text:p>
          </table:table-cell>
        </table:table-row>
        <table:table-row table:style-name="ro1">
          <table:table-cell office:value-type="float" office:value="107.00268845712" calcext:value-type="float">
            <text:p>107.00268845712</text:p>
          </table:table-cell>
        </table:table-row>
        <table:table-row table:style-name="ro1">
          <table:table-cell office:value-type="float" office:value="142.147467142054" calcext:value-type="float">
            <text:p>142.147467142054</text:p>
          </table:table-cell>
        </table:table-row>
        <table:table-row table:style-name="ro1">
          <table:table-cell office:value-type="float" office:value="-86.9835895204993" calcext:value-type="float">
            <text:p>-86.9835895204993</text:p>
          </table:table-cell>
        </table:table-row>
        <table:table-row table:style-name="ro1">
          <table:table-cell office:value-type="float" office:value="-42.245213003469" calcext:value-type="float">
            <text:p>-42.245213003469</text:p>
          </table:table-cell>
        </table:table-row>
        <table:table-row table:style-name="ro1">
          <table:table-cell office:value-type="float" office:value="103.67533093731" calcext:value-type="float">
            <text:p>103.67533093731</text:p>
          </table:table-cell>
        </table:table-row>
        <table:table-row table:style-name="ro1">
          <table:table-cell office:value-type="float" office:value="146.117416789747" calcext:value-type="float">
            <text:p>146.117416789747</text:p>
          </table:table-cell>
        </table:table-row>
        <table:table-row table:style-name="ro1">
          <table:table-cell office:value-type="float" office:value="-89.9583746777686" calcext:value-type="float">
            <text:p>-89.9583746777686</text:p>
          </table:table-cell>
        </table:table-row>
        <table:table-row table:style-name="ro1">
          <table:table-cell office:value-type="float" office:value="-38.621210298083" calcext:value-type="float">
            <text:p>-38.621210298083</text:p>
          </table:table-cell>
        </table:table-row>
        <table:table-row table:style-name="ro1">
          <table:table-cell office:value-type="float" office:value="99.4247306568541" calcext:value-type="float">
            <text:p>99.4247306568541</text:p>
          </table:table-cell>
        </table:table-row>
        <table:table-row table:style-name="ro1">
          <table:table-cell office:value-type="float" office:value="148.619779839972" calcext:value-type="float">
            <text:p>148.619779839972</text:p>
          </table:table-cell>
        </table:table-row>
        <table:table-row table:style-name="ro1">
          <table:table-cell office:value-type="float" office:value="-93.6775614182503" calcext:value-type="float">
            <text:p>-93.6775614182503</text:p>
          </table:table-cell>
        </table:table-row>
        <table:table-row table:style-name="ro1">
          <table:table-cell office:value-type="float" office:value="-35.2514966340846" calcext:value-type="float">
            <text:p>-35.2514966340846</text:p>
          </table:table-cell>
        </table:table-row>
        <table:table-row table:style-name="ro1">
          <table:table-cell office:value-type="float" office:value="96.4420825335867" calcext:value-type="float">
            <text:p>96.4420825335867</text:p>
          </table:table-cell>
        </table:table-row>
        <table:table-row table:style-name="ro1">
          <table:table-cell office:value-type="float" office:value="152.891342450509" calcext:value-type="float">
            <text:p>152.891342450509</text:p>
          </table:table-cell>
        </table:table-row>
        <table:table-row table:style-name="ro1">
          <table:table-cell office:value-type="float" office:value="-98.1627245350292" calcext:value-type="float">
            <text:p>-98.1627245350292</text:p>
          </table:table-cell>
        </table:table-row>
        <table:table-row table:style-name="ro1">
          <table:table-cell office:value-type="float" office:value="-32.430738920318" calcext:value-type="float">
            <text:p>-32.430738920318</text:p>
          </table:table-cell>
        </table:table-row>
        <table:table-row table:style-name="ro1">
          <table:table-cell office:value-type="float" office:value="92.803869423154" calcext:value-type="float">
            <text:p>92.803869423154</text:p>
          </table:table-cell>
        </table:table-row>
        <table:table-row table:style-name="ro1">
          <table:table-cell office:value-type="float" office:value="156.130918037651" calcext:value-type="float">
            <text:p>156.130918037651</text:p>
          </table:table-cell>
        </table:table-row>
        <table:table-row table:style-name="ro1">
          <table:table-cell office:value-type="float" office:value="-100.472430644509" calcext:value-type="float">
            <text:p>-100.472430644509</text:p>
          </table:table-cell>
        </table:table-row>
        <table:table-row table:style-name="ro1">
          <table:table-cell office:value-type="float" office:value="-27.7216648566309" calcext:value-type="float">
            <text:p>-27.7216648566309</text:p>
          </table:table-cell>
        </table:table-row>
        <table:table-row table:style-name="ro1">
          <table:table-cell office:value-type="float" office:value="88.8506455794919" calcext:value-type="float">
            <text:p>88.8506455794919</text:p>
          </table:table-cell>
        </table:table-row>
        <table:table-row table:style-name="ro1">
          <table:table-cell office:value-type="float" office:value="159.19892817368" calcext:value-type="float">
            <text:p>159.19892817368</text:p>
          </table:table-cell>
        </table:table-row>
        <table:table-row table:style-name="ro1">
          <table:table-cell office:value-type="float" office:value="-103.933178570572" calcext:value-type="float">
            <text:p>-103.933178570572</text:p>
          </table:table-cell>
        </table:table-row>
        <table:table-row table:style-name="ro1">
          <table:table-cell office:value-type="float" office:value="-24.1491501614931" calcext:value-type="float">
            <text:p>-24.1491501614931</text:p>
          </table:table-cell>
        </table:table-row>
        <table:table-row table:style-name="ro1">
          <table:table-cell office:value-type="float" office:value="85.9447081982263" calcext:value-type="float">
            <text:p>85.9447081982263</text:p>
          </table:table-cell>
        </table:table-row>
        <table:table-row table:style-name="ro1">
          <table:table-cell office:value-type="float" office:value="163.399082933149" calcext:value-type="float">
            <text:p>163.399082933149</text:p>
          </table:table-cell>
        </table:table-row>
        <table:table-row table:style-name="ro1">
          <table:table-cell office:value-type="float" office:value="-107.785315222264" calcext:value-type="float">
            <text:p>-107.785315222264</text:p>
          </table:table-cell>
        </table:table-row>
        <table:table-row table:style-name="ro1">
          <table:table-cell office:value-type="float" office:value="-20.8735695993067" calcext:value-type="float">
            <text:p>-20.8735695993067</text:p>
          </table:table-cell>
        </table:table-row>
        <table:table-row table:style-name="ro1">
          <table:table-cell office:value-type="float" office:value="82.7269059251145" calcext:value-type="float">
            <text:p>82.7269059251145</text:p>
          </table:table-cell>
        </table:table-row>
        <table:table-row table:style-name="ro1">
          <table:table-cell office:value-type="float" office:value="167.448065842251" calcext:value-type="float">
            <text:p>167.448065842251</text:p>
          </table:table-cell>
        </table:table-row>
        <table:table-row table:style-name="ro1">
          <table:table-cell office:value-type="float" office:value="-111.038468026811" calcext:value-type="float">
            <text:p>-111.038468026811</text:p>
          </table:table-cell>
        </table:table-row>
        <table:table-row table:style-name="ro1">
          <table:table-cell office:value-type="float" office:value="-17.3218678799242" calcext:value-type="float">
            <text:p>-17.3218678799242</text:p>
          </table:table-cell>
        </table:table-row>
        <table:table-row table:style-name="ro1">
          <table:table-cell office:value-type="float" office:value="79.1899516702898" calcext:value-type="float">
            <text:p>79.1899516702898</text:p>
          </table:table-cell>
        </table:table-row>
        <table:table-row table:style-name="ro1">
          <table:table-cell office:value-type="float" office:value="170.776071200239" calcext:value-type="float">
            <text:p>170.776071200239</text:p>
          </table:table-cell>
        </table:table-row>
        <table:table-row table:style-name="ro1">
          <table:table-cell office:value-type="float" office:value="-114.859444033305" calcext:value-type="float">
            <text:p>-114.859444033305</text:p>
          </table:table-cell>
        </table:table-row>
        <table:table-row table:style-name="ro1">
          <table:table-cell office:value-type="float" office:value="-13.792760032549" calcext:value-type="float">
            <text:p>-13.792760032549</text:p>
          </table:table-cell>
        </table:table-row>
        <table:table-row table:style-name="ro1">
          <table:table-cell office:value-type="float" office:value="76.0189185276025" calcext:value-type="float">
            <text:p>76.0189185276025</text:p>
          </table:table-cell>
        </table:table-row>
        <table:table-row table:style-name="ro1">
          <table:table-cell office:value-type="float" office:value="174.798101446543" calcext:value-type="float">
            <text:p>174.798101446543</text:p>
          </table:table-cell>
        </table:table-row>
        <table:table-row table:style-name="ro1">
          <table:table-cell office:value-type="float" office:value="-118.422312387643" calcext:value-type="float">
            <text:p>-118.422312387643</text:p>
          </table:table-cell>
        </table:table-row>
        <table:table-row table:style-name="ro1">
          <table:table-cell office:value-type="float" office:value="-10.5096614655024" calcext:value-type="float">
            <text:p>-10.5096614655024</text:p>
          </table:table-cell>
        </table:table-row>
        <table:table-row table:style-name="ro1">
          <table:table-cell office:value-type="float" office:value="71.9955950068919" calcext:value-type="float">
            <text:p>71.9955950068919</text:p>
          </table:table-cell>
        </table:table-row>
        <table:table-row table:style-name="ro1">
          <table:table-cell office:value-type="float" office:value="177.553016635691" calcext:value-type="float">
            <text:p>177.553016635691</text:p>
          </table:table-cell>
        </table:table-row>
        <table:table-row table:style-name="ro1">
          <table:table-cell office:value-type="float" office:value="-121.36573035412" calcext:value-type="float">
            <text:p>-121.36573035412</text:p>
          </table:table-cell>
        </table:table-row>
        <table:table-row table:style-name="ro1">
          <table:table-cell office:value-type="float" office:value="-6.40560303970422" calcext:value-type="float">
            <text:p>-6.40560303970422</text:p>
          </table:table-cell>
        </table:table-row>
        <table:table-row table:style-name="ro1">
          <table:table-cell office:value-type="float" office:value="68.5538343553605" calcext:value-type="float">
            <text:p>68.5538343553605</text:p>
          </table:table-cell>
        </table:table-row>
        <table:table-row table:style-name="ro1">
          <table:table-cell office:value-type="float" office:value="-178.862524013895" calcext:value-type="float">
            <text:p>-178.862524013895</text:p>
          </table:table-cell>
        </table:table-row>
        <table:table-row table:style-name="ro1">
          <table:table-cell office:value-type="float" office:value="-124.924646385554" calcext:value-type="float">
            <text:p>-124.924646385554</text:p>
          </table:table-cell>
        </table:table-row>
        <table:table-row table:style-name="ro1">
          <table:table-cell office:value-type="float" office:value="-3.21306331854753" calcext:value-type="float">
            <text:p>-3.21306331854753</text:p>
          </table:table-cell>
        </table:table-row>
        <table:table-row table:style-name="ro1">
          <table:table-cell office:value-type="float" office:value="65.1331727317336" calcext:value-type="float">
            <text:p>65.1331727317336</text:p>
          </table:table-cell>
        </table:table-row>
        <table:table-row table:style-name="ro1">
          <table:table-cell office:value-type="float" office:value="-175.260454545198" calcext:value-type="float">
            <text:p>-175.260454545198</text:p>
          </table:table-cell>
        </table:table-row>
        <table:table-row table:style-name="ro1">
          <table:table-cell office:value-type="float" office:value="-128.504312204116" calcext:value-type="float">
            <text:p>-128.504312204116</text:p>
          </table:table-cell>
        </table:table-row>
        <table:table-row table:style-name="ro1">
          <table:table-cell office:value-type="float" office:value="0.530028586276988" calcext:value-type="float">
            <text:p>0.530028586276988</text:p>
          </table:table-cell>
        </table:table-row>
        <table:table-row table:style-name="ro1">
          <table:table-cell office:value-type="float" office:value="62.0475409595345" calcext:value-type="float">
            <text:p>62.0475409595345</text:p>
          </table:table-cell>
        </table:table-row>
        <table:table-row table:style-name="ro1">
          <table:table-cell office:value-type="float" office:value="-170.979825812635" calcext:value-type="float">
            <text:p>-170.979825812635</text:p>
          </table:table-cell>
        </table:table-row>
        <table:table-row table:style-name="ro1">
          <table:table-cell office:value-type="float" office:value="-131.708166827475" calcext:value-type="float">
            <text:p>-131.708166827475</text:p>
          </table:table-cell>
        </table:table-row>
        <table:table-row table:style-name="ro1">
          <table:table-cell office:value-type="float" office:value="3.99389413957042" calcext:value-type="float">
            <text:p>3.99389413957042</text:p>
          </table:table-cell>
        </table:table-row>
        <table:table-row table:style-name="ro1">
          <table:table-cell office:value-type="float" office:value="58.3685934408714" calcext:value-type="float">
            <text:p>58.3685934408714</text:p>
          </table:table-cell>
        </table:table-row>
        <table:table-row table:style-name="ro1">
          <table:table-cell office:value-type="float" office:value="-167.604527197521" calcext:value-type="float">
            <text:p>-167.604527197521</text:p>
          </table:table-cell>
        </table:table-row>
        <table:table-row table:style-name="ro1">
          <table:table-cell office:value-type="float" office:value="-135.677685540273" calcext:value-type="float">
            <text:p>-135.677685540273</text:p>
          </table:table-cell>
        </table:table-row>
        <table:table-row table:style-name="ro1">
          <table:table-cell office:value-type="float" office:value="7.72109536394673" calcext:value-type="float">
            <text:p>7.72109536394673</text:p>
          </table:table-cell>
        </table:table-row>
        <table:table-row table:style-name="ro1">
          <table:table-cell office:value-type="float" office:value="54.502010975055" calcext:value-type="float">
            <text:p>54.502010975055</text:p>
          </table:table-cell>
        </table:table-row>
        <table:table-row table:style-name="ro1">
          <table:table-cell office:value-type="float" office:value="-164.75998383106" calcext:value-type="float">
            <text:p>-164.75998383106</text:p>
          </table:table-cell>
        </table:table-row>
        <table:table-row table:style-name="ro1">
          <table:table-cell office:value-type="float" office:value="-139.199452104265" calcext:value-type="float">
            <text:p>-139.199452104265</text:p>
          </table:table-cell>
        </table:table-row>
        <table:table-row table:style-name="ro1">
          <table:table-cell office:value-type="float" office:value="11.2130629060307" calcext:value-type="float">
            <text:p>11.2130629060307</text:p>
          </table:table-cell>
        </table:table-row>
        <table:table-row table:style-name="ro1">
          <table:table-cell office:value-type="float" office:value="51.0801564281953" calcext:value-type="float">
            <text:p>51.0801564281953</text:p>
          </table:table-cell>
        </table:table-row>
        <table:table-row table:style-name="ro1">
          <table:table-cell office:value-type="float" office:value="-160.68478679283" calcext:value-type="float">
            <text:p>-160.68478679283</text:p>
          </table:table-cell>
        </table:table-row>
        <table:table-row table:style-name="ro1">
          <table:table-cell office:value-type="float" office:value="-143.0088022287" calcext:value-type="float">
            <text:p>-143.0088022287</text:p>
          </table:table-cell>
        </table:table-row>
        <table:table-row table:style-name="ro1">
          <table:table-cell office:value-type="float" office:value="14.6556267822952" calcext:value-type="float">
            <text:p>14.6556267822952</text:p>
          </table:table-cell>
        </table:table-row>
        <table:table-row table:style-name="ro1">
          <table:table-cell office:value-type="float" office:value="47.0977887138655" calcext:value-type="float">
            <text:p>47.0977887138655</text:p>
          </table:table-cell>
        </table:table-row>
        <table:table-row table:style-name="ro1">
          <table:table-cell office:value-type="float" office:value="-157.832911937306" calcext:value-type="float">
            <text:p>-157.832911937306</text:p>
          </table:table-cell>
        </table:table-row>
        <table:table-row table:style-name="ro1">
          <table:table-cell office:value-type="float" office:value="-146.108273404345" calcext:value-type="float">
            <text:p>-146.108273404345</text:p>
          </table:table-cell>
        </table:table-row>
        <table:table-row table:style-name="ro1">
          <table:table-cell office:value-type="float" office:value="18.6879273496807" calcext:value-type="float">
            <text:p>18.6879273496807</text:p>
          </table:table-cell>
        </table:table-row>
        <table:table-row table:style-name="ro1">
          <table:table-cell office:value-type="float" office:value="43.6465513446992" calcext:value-type="float">
            <text:p>43.6465513446992</text:p>
          </table:table-cell>
        </table:table-row>
        <table:table-row table:style-name="ro1">
          <table:table-cell office:value-type="float" office:value="-154.204483419808" calcext:value-type="float">
            <text:p>-154.204483419808</text:p>
          </table:table-cell>
        </table:table-row>
        <table:table-row table:style-name="ro1">
          <table:table-cell office:value-type="float" office:value="-149.892510917364" calcext:value-type="float">
            <text:p>-149.892510917364</text:p>
          </table:table-cell>
        </table:table-row>
        <table:table-row table:style-name="ro1">
          <table:table-cell office:value-type="float" office:value="21.8240372563981" calcext:value-type="float">
            <text:p>21.8240372563981</text:p>
          </table:table-cell>
        </table:table-row>
        <table:table-row table:style-name="ro1">
          <table:table-cell office:value-type="float" office:value="40.4191058351088" calcext:value-type="float">
            <text:p>40.4191058351088</text:p>
          </table:table-cell>
        </table:table-row>
        <table:table-row table:style-name="ro1">
          <table:table-cell office:value-type="float" office:value="-150.426545482933" calcext:value-type="float">
            <text:p>-150.426545482933</text:p>
          </table:table-cell>
        </table:table-row>
        <table:table-row table:style-name="ro1">
          <table:table-cell office:value-type="float" office:value="-153.313858475648" calcext:value-type="float">
            <text:p>-153.313858475648</text:p>
          </table:table-cell>
        </table:table-row>
        <table:table-row table:style-name="ro1">
          <table:table-cell office:value-type="float" office:value="24.7361049966888" calcext:value-type="float">
            <text:p>24.7361049966888</text:p>
          </table:table-cell>
        </table:table-row>
        <table:table-row table:style-name="ro1">
          <table:table-cell office:value-type="float" office:value="37.2634911642608" calcext:value-type="float">
            <text:p>37.2634911642608</text:p>
          </table:table-cell>
        </table:table-row>
        <table:table-row table:style-name="ro1">
          <table:table-cell office:value-type="float" office:value="-146.927399243979" calcext:value-type="float">
            <text:p>-146.927399243979</text:p>
          </table:table-cell>
        </table:table-row>
        <table:table-row table:style-name="ro1">
          <table:table-cell office:value-type="float" office:value="-157.252745117476" calcext:value-type="float">
            <text:p>-157.252745117476</text:p>
          </table:table-cell>
        </table:table-row>
        <table:table-row table:style-name="ro1">
          <table:table-cell office:value-type="float" office:value="28.1412537977091" calcext:value-type="float">
            <text:p>28.1412537977091</text:p>
          </table:table-cell>
        </table:table-row>
        <table:table-row table:style-name="ro1">
          <table:table-cell office:value-type="float" office:value="33.8486321645443" calcext:value-type="float">
            <text:p>33.8486321645443</text:p>
          </table:table-cell>
        </table:table-row>
        <table:table-row table:style-name="ro1">
          <table:table-cell office:value-type="float" office:value="-143.496588345803" calcext:value-type="float">
            <text:p>-143.496588345803</text:p>
          </table:table-cell>
        </table:table-row>
        <table:table-row table:style-name="ro1">
          <table:table-cell office:value-type="float" office:value="-160.656114578427" calcext:value-type="float">
            <text:p>-160.656114578427</text:p>
          </table:table-cell>
        </table:table-row>
        <table:table-row table:style-name="ro1">
          <table:table-cell office:value-type="float" office:value="31.2792926617063" calcext:value-type="float">
            <text:p>31.2792926617063</text:p>
          </table:table-cell>
        </table:table-row>
        <table:table-row table:style-name="ro1">
          <table:table-cell office:value-type="float" office:value="30.4357502618215" calcext:value-type="float">
            <text:p>30.4357502618215</text:p>
          </table:table-cell>
        </table:table-row>
        <table:table-row table:style-name="ro1">
          <table:table-cell office:value-type="float" office:value="-139.856434704022" calcext:value-type="float">
            <text:p>-139.856434704022</text:p>
          </table:table-cell>
        </table:table-row>
        <table:table-row table:style-name="ro1">
          <table:table-cell office:value-type="float" office:value="-164.033315207347" calcext:value-type="float">
            <text:p>-164.033315207347</text:p>
          </table:table-cell>
        </table:table-row>
        <table:table-row table:style-name="ro1">
          <table:table-cell office:value-type="float" office:value="35.3792982431484" calcext:value-type="float">
            <text:p>35.3792982431484</text:p>
          </table:table-cell>
        </table:table-row>
        <table:table-row table:style-name="ro1">
          <table:table-cell office:value-type="float" office:value="26.90623067096" calcext:value-type="float">
            <text:p>26.90623067096</text:p>
          </table:table-cell>
        </table:table-row>
        <table:table-row table:style-name="ro1">
          <table:table-cell office:value-type="float" office:value="-136.162487876292" calcext:value-type="float">
            <text:p>-136.162487876292</text:p>
          </table:table-cell>
        </table:table-row>
        <table:table-row table:style-name="ro1">
          <table:table-cell office:value-type="float" office:value="-167.30294689554" calcext:value-type="float">
            <text:p>-167.30294689554</text:p>
          </table:table-cell>
        </table:table-row>
        <table:table-row table:style-name="ro1">
          <table:table-cell office:value-type="float" office:value="38.7790339308509" calcext:value-type="float">
            <text:p>38.7790339308509</text:p>
          </table:table-cell>
        </table:table-row>
        <table:table-row table:style-name="ro1">
          <table:table-cell office:value-type="float" office:value="23.233778095709" calcext:value-type="float">
            <text:p>23.233778095709</text:p>
          </table:table-cell>
        </table:table-row>
        <table:table-row table:style-name="ro1">
          <table:table-cell office:value-type="float" office:value="-133.040443137699" calcext:value-type="float">
            <text:p>-133.040443137699</text:p>
          </table:table-cell>
        </table:table-row>
        <table:table-row table:style-name="ro1">
          <table:table-cell office:value-type="float" office:value="-170.843446834706" calcext:value-type="float">
            <text:p>-170.843446834706</text:p>
          </table:table-cell>
        </table:table-row>
        <table:table-row table:style-name="ro1">
          <table:table-cell office:value-type="float" office:value="42.62184374267" calcext:value-type="float">
            <text:p>42.62184374267</text:p>
          </table:table-cell>
        </table:table-row>
        <table:table-row table:style-name="ro1">
          <table:table-cell office:value-type="float" office:value="19.7774191772098" calcext:value-type="float">
            <text:p>19.7774191772098</text:p>
          </table:table-cell>
        </table:table-row>
        <table:table-row table:style-name="ro1">
          <table:table-cell office:value-type="float" office:value="-129.57335563101" calcext:value-type="float">
            <text:p>-129.57335563101</text:p>
          </table:table-cell>
        </table:table-row>
        <table:table-row table:style-name="ro1">
          <table:table-cell office:value-type="float" office:value="-174.62147729198" calcext:value-type="float">
            <text:p>-174.62147729198</text:p>
          </table:table-cell>
        </table:table-row>
        <table:table-row table:style-name="ro1">
          <table:table-cell office:value-type="float" office:value="45.9636545717852" calcext:value-type="float">
            <text:p>45.9636545717852</text:p>
          </table:table-cell>
        </table:table-row>
        <table:table-row table:style-name="ro1">
          <table:table-cell office:value-type="float" office:value="16.0448392687864" calcext:value-type="float">
            <text:p>16.0448392687864</text:p>
          </table:table-cell>
        </table:table-row>
        <table:table-row table:style-name="ro1">
          <table:table-cell office:value-type="float" office:value="-126.394822224724" calcext:value-type="float">
            <text:p>-126.394822224724</text:p>
          </table:table-cell>
        </table:table-row>
        <table:table-row table:style-name="ro1">
          <table:table-cell office:value-type="float" office:value="-177.940583553713" calcext:value-type="float">
            <text:p>-177.940583553713</text:p>
          </table:table-cell>
        </table:table-row>
        <table:table-row table:style-name="ro1">
          <table:table-cell office:value-type="float" office:value="49.9471484393306" calcext:value-type="float">
            <text:p>49.9471484393306</text:p>
          </table:table-cell>
        </table:table-row>
        <table:table-row table:style-name="ro1">
          <table:table-cell office:value-type="float" office:value="12.528254765164" calcext:value-type="float">
            <text:p>12.528254765164</text:p>
          </table:table-cell>
        </table:table-row>
        <table:table-row table:style-name="ro1">
          <table:table-cell office:value-type="float" office:value="-122.712389731066" calcext:value-type="float">
            <text:p>-122.712389731066</text:p>
          </table:table-cell>
        </table:table-row>
        <table:table-row table:style-name="ro1">
          <table:table-cell office:value-type="float" office:value="178.651956270917" calcext:value-type="float">
            <text:p>178.651956270917</text:p>
          </table:table-cell>
        </table:table-row>
        <table:table-row table:style-name="ro1">
          <table:table-cell office:value-type="float" office:value="52.9362756614502" calcext:value-type="float">
            <text:p>52.9362756614502</text:p>
          </table:table-cell>
        </table:table-row>
        <table:table-row table:style-name="ro1">
          <table:table-cell office:value-type="float" office:value="8.89545140485258" calcext:value-type="float">
            <text:p>8.89545140485258</text:p>
          </table:table-cell>
        </table:table-row>
        <table:table-row table:style-name="ro1">
          <table:table-cell office:value-type="float" office:value="-119.644299799473" calcext:value-type="float">
            <text:p>-119.644299799473</text:p>
          </table:table-cell>
        </table:table-row>
        <table:table-row table:style-name="ro1">
          <table:table-cell office:value-type="float" office:value="175.599560248773" calcext:value-type="float">
            <text:p>175.599560248773</text:p>
          </table:table-cell>
        </table:table-row>
        <table:table-row table:style-name="ro1">
          <table:table-cell office:value-type="float" office:value="56.8087181076434" calcext:value-type="float">
            <text:p>56.8087181076434</text:p>
          </table:table-cell>
        </table:table-row>
        <table:table-row table:style-name="ro1">
          <table:table-cell office:value-type="float" office:value="5.59913516531556" calcext:value-type="float">
            <text:p>5.59913516531556</text:p>
          </table:table-cell>
        </table:table-row>
        <table:table-row table:style-name="ro1">
          <table:table-cell office:value-type="float" office:value="-116.025786017724" calcext:value-type="float">
            <text:p>-116.025786017724</text:p>
          </table:table-cell>
        </table:table-row>
        <table:table-row table:style-name="ro1">
          <table:table-cell office:value-type="float" office:value="171.802235514901" calcext:value-type="float">
            <text:p>171.802235514901</text:p>
          </table:table-cell>
        </table:table-row>
        <table:table-row table:style-name="ro1">
          <table:table-cell office:value-type="float" office:value="59.6813342886656" calcext:value-type="float">
            <text:p>59.6813342886656</text:p>
          </table:table-cell>
        </table:table-row>
        <table:table-row table:style-name="ro1">
          <table:table-cell office:value-type="float" office:value="2.70330196896382" calcext:value-type="float">
            <text:p>2.70330196896382</text:p>
          </table:table-cell>
        </table:table-row>
        <table:table-row table:style-name="ro1">
          <table:table-cell office:value-type="float" office:value="-112.398498107006" calcext:value-type="float">
            <text:p>-112.398498107006</text:p>
          </table:table-cell>
        </table:table-row>
        <table:table-row table:style-name="ro1">
          <table:table-cell office:value-type="float" office:value="168.281007514143" calcext:value-type="float">
            <text:p>168.281007514143</text:p>
          </table:table-cell>
        </table:table-row>
        <table:table-row table:style-name="ro1">
          <table:table-cell office:value-type="float" office:value="63.6460378641906" calcext:value-type="float">
            <text:p>63.6460378641906</text:p>
          </table:table-cell>
        </table:table-row>
        <table:table-row table:style-name="ro1">
          <table:table-cell office:value-type="float" office:value="-1.17498619508765" calcext:value-type="float">
            <text:p>-1.17498619508765</text:p>
          </table:table-cell>
        </table:table-row>
        <table:table-row table:style-name="ro1">
          <table:table-cell office:value-type="float" office:value="-109.205035595912" calcext:value-type="float">
            <text:p>-109.205035595912</text:p>
          </table:table-cell>
        </table:table-row>
        <table:table-row table:style-name="ro1">
          <table:table-cell office:value-type="float" office:value="164.853913736605" calcext:value-type="float">
            <text:p>164.853913736605</text:p>
          </table:table-cell>
        </table:table-row>
        <table:table-row table:style-name="ro1">
          <table:table-cell office:value-type="float" office:value="67.0397388583422" calcext:value-type="float">
            <text:p>67.0397388583422</text:p>
          </table:table-cell>
        </table:table-row>
        <table:table-row table:style-name="ro1">
          <table:table-cell office:value-type="float" office:value="-4.67180326488184" calcext:value-type="float">
            <text:p>-4.67180326488184</text:p>
          </table:table-cell>
        </table:table-row>
        <table:table-row table:style-name="ro1">
          <table:table-cell office:value-type="float" office:value="-106.194477184819" calcext:value-type="float">
            <text:p>-106.194477184819</text:p>
          </table:table-cell>
        </table:table-row>
        <table:table-row table:style-name="ro1">
          <table:table-cell office:value-type="float" office:value="161.670358486941" calcext:value-type="float">
            <text:p>161.670358486941</text:p>
          </table:table-cell>
        </table:table-row>
        <table:table-row table:style-name="ro1">
          <table:table-cell office:value-type="float" office:value="70.5629037320148" calcext:value-type="float">
            <text:p>70.5629037320148</text:p>
          </table:table-cell>
        </table:table-row>
        <table:table-row table:style-name="ro1">
          <table:table-cell office:value-type="float" office:value="-8.15613212508408" calcext:value-type="float">
            <text:p>-8.15613212508408</text:p>
          </table:table-cell>
        </table:table-row>
        <table:table-row table:style-name="ro1">
          <table:table-cell office:value-type="float" office:value="-102.288911230554" calcext:value-type="float">
            <text:p>-102.288911230554</text:p>
          </table:table-cell>
        </table:table-row>
        <table:table-row table:style-name="ro1">
          <table:table-cell office:value-type="float" office:value="157.862451463948" calcext:value-type="float">
            <text:p>157.862451463948</text:p>
          </table:table-cell>
        </table:table-row>
        <table:table-row table:style-name="ro1">
          <table:table-cell office:value-type="float" office:value="73.9672734161525" calcext:value-type="float">
            <text:p>73.9672734161525</text:p>
          </table:table-cell>
        </table:table-row>
        <table:table-row table:style-name="ro1">
          <table:table-cell office:value-type="float" office:value="-11.6779860656566" calcext:value-type="float">
            <text:p>-11.6779860656566</text:p>
          </table:table-cell>
        </table:table-row>
        <table:table-row table:style-name="ro1">
          <table:table-cell office:value-type="float" office:value="-98.281814631816" calcext:value-type="float">
            <text:p>-98.281814631816</text:p>
          </table:table-cell>
        </table:table-row>
        <table:table-row table:style-name="ro1">
          <table:table-cell office:value-type="float" office:value="153.928762595727" calcext:value-type="float">
            <text:p>153.928762595727</text:p>
          </table:table-cell>
        </table:table-row>
        <table:table-row table:style-name="ro1">
          <table:table-cell office:value-type="float" office:value="77.1667711978664" calcext:value-type="float">
            <text:p>77.1667711978664</text:p>
          </table:table-cell>
        </table:table-row>
        <table:table-row table:style-name="ro1">
          <table:table-cell office:value-type="float" office:value="-14.8929527020218" calcext:value-type="float">
            <text:p>-14.8929527020218</text:p>
          </table:table-cell>
        </table:table-row>
        <table:table-row table:style-name="ro1">
          <table:table-cell office:value-type="float" office:value="-95.0561057964961" calcext:value-type="float">
            <text:p>-95.0561057964961</text:p>
          </table:table-cell>
        </table:table-row>
        <table:table-row table:style-name="ro1">
          <table:table-cell office:value-type="float" office:value="150.650373149207" calcext:value-type="float">
            <text:p>150.650373149207</text:p>
          </table:table-cell>
        </table:table-row>
        <table:table-row table:style-name="ro1">
          <table:table-cell office:value-type="float" office:value="81.2586057532942" calcext:value-type="float">
            <text:p>81.2586057532942</text:p>
          </table:table-cell>
        </table:table-row>
        <table:table-row table:style-name="ro1">
          <table:table-cell office:value-type="float" office:value="-18.8532744221107" calcext:value-type="float">
            <text:p>-18.8532744221107</text:p>
          </table:table-cell>
        </table:table-row>
        <table:table-row table:style-name="ro1">
          <table:table-cell office:value-type="float" office:value="-91.5145673603909" calcext:value-type="float">
            <text:p>-91.5145673603909</text:p>
          </table:table-cell>
        </table:table-row>
        <table:table-row table:style-name="ro1">
          <table:table-cell office:value-type="float" office:value="147.185791524176" calcext:value-type="float">
            <text:p>147.185791524176</text:p>
          </table:table-cell>
        </table:table-row>
        <table:table-row table:style-name="ro1">
          <table:table-cell office:value-type="float" office:value="84.367233094642" calcext:value-type="float">
            <text:p>84.367233094642</text:p>
          </table:table-cell>
        </table:table-row>
        <table:table-row table:style-name="ro1">
          <table:table-cell office:value-type="float" office:value="-21.9498612975204" calcext:value-type="float">
            <text:p>-21.9498612975204</text:p>
          </table:table-cell>
        </table:table-row>
        <table:table-row table:style-name="ro1">
          <table:table-cell office:value-type="float" office:value="-88.2935425813781" calcext:value-type="float">
            <text:p>-88.2935425813781</text:p>
          </table:table-cell>
        </table:table-row>
        <table:table-row table:style-name="ro1">
          <table:table-cell office:value-type="float" office:value="144.033756644623" calcext:value-type="float">
            <text:p>144.033756644623</text:p>
          </table:table-cell>
        </table:table-row>
        <table:table-row table:style-name="ro1">
          <table:table-cell office:value-type="float" office:value="88.1078161930345" calcext:value-type="float">
            <text:p>88.1078161930345</text:p>
          </table:table-cell>
        </table:table-row>
        <table:table-row table:style-name="ro1">
          <table:table-cell office:value-type="float" office:value="-25.7549932795689" calcext:value-type="float">
            <text:p>-25.7549932795689</text:p>
          </table:table-cell>
        </table:table-row>
        <table:table-row table:style-name="ro1">
          <table:table-cell office:value-type="float" office:value="-84.6795411627003" calcext:value-type="float">
            <text:p>-84.6795411627003</text:p>
          </table:table-cell>
        </table:table-row>
        <table:table-row table:style-name="ro1">
          <table:table-cell office:value-type="float" office:value="141.007271928698" calcext:value-type="float">
            <text:p>141.007271928698</text:p>
          </table:table-cell>
        </table:table-row>
        <table:table-row table:style-name="ro1">
          <table:table-cell office:value-type="float" office:value="91.8487197431839" calcext:value-type="float">
            <text:p>91.8487197431839</text:p>
          </table:table-cell>
        </table:table-row>
        <table:table-row table:style-name="ro1">
          <table:table-cell office:value-type="float" office:value="-29.5556637497924" calcext:value-type="float">
            <text:p>-29.5556637497924</text:p>
          </table:table-cell>
        </table:table-row>
        <table:table-row table:style-name="ro1">
          <table:table-cell office:value-type="float" office:value="-81.1074512917519" calcext:value-type="float">
            <text:p>-81.1074512917519</text:p>
          </table:table-cell>
        </table:table-row>
        <table:table-row table:style-name="ro1">
          <table:table-cell office:value-type="float" office:value="136.785982742378" calcext:value-type="float">
            <text:p>136.785982742378</text:p>
          </table:table-cell>
        </table:table-row>
        <table:table-row table:style-name="ro1">
          <table:table-cell office:value-type="float" office:value="95.5500917270043" calcext:value-type="float">
            <text:p>95.5500917270043</text:p>
          </table:table-cell>
        </table:table-row>
        <table:table-row table:style-name="ro1">
          <table:table-cell office:value-type="float" office:value="-32.9858528456681" calcext:value-type="float">
            <text:p>-32.9858528456681</text:p>
          </table:table-cell>
        </table:table-row>
        <table:table-row table:style-name="ro1">
          <table:table-cell office:value-type="float" office:value="-77.3519469208321" calcext:value-type="float">
            <text:p>-77.3519469208321</text:p>
          </table:table-cell>
        </table:table-row>
        <table:table-row table:style-name="ro1">
          <table:table-cell office:value-type="float" office:value="133.514778735424" calcext:value-type="float">
            <text:p>133.514778735424</text:p>
          </table:table-cell>
        </table:table-row>
        <table:table-row table:style-name="ro1">
          <table:table-cell office:value-type="float" office:value="99.0156133727095" calcext:value-type="float">
            <text:p>99.0156133727095</text:p>
          </table:table-cell>
        </table:table-row>
        <table:table-row table:style-name="ro1">
          <table:table-cell office:value-type="float" office:value="-36.8347191171014" calcext:value-type="float">
            <text:p>-36.8347191171014</text:p>
          </table:table-cell>
        </table:table-row>
        <table:table-row table:style-name="ro1">
          <table:table-cell office:value-type="float" office:value="-74.3099065445387" calcext:value-type="float">
            <text:p>-74.3099065445387</text:p>
          </table:table-cell>
        </table:table-row>
        <table:table-row table:style-name="ro1">
          <table:table-cell office:value-type="float" office:value="129.962580765162" calcext:value-type="float">
            <text:p>129.962580765162</text:p>
          </table:table-cell>
        </table:table-row>
        <table:table-row table:style-name="ro1">
          <table:table-cell office:value-type="float" office:value="102.705651658824" calcext:value-type="float">
            <text:p>102.705651658824</text:p>
          </table:table-cell>
        </table:table-row>
        <table:table-row table:style-name="ro1">
          <table:table-cell office:value-type="float" office:value="-40.3613018132209" calcext:value-type="float">
            <text:p>-40.3613018132209</text:p>
          </table:table-cell>
        </table:table-row>
        <table:table-row table:style-name="ro1">
          <table:table-cell office:value-type="float" office:value="-70.5791413905364" calcext:value-type="float">
            <text:p>-70.5791413905364</text:p>
          </table:table-cell>
        </table:table-row>
        <table:table-row table:style-name="ro1">
          <table:table-cell office:value-type="float" office:value="125.803027151275" calcext:value-type="float">
            <text:p>125.803027151275</text:p>
          </table:table-cell>
        </table:table-row>
        <table:table-row table:style-name="ro1">
          <table:table-cell office:value-type="float" office:value="106.272395585445" calcext:value-type="float">
            <text:p>106.272395585445</text:p>
          </table:table-cell>
        </table:table-row>
        <table:table-row table:style-name="ro1">
          <table:table-cell office:value-type="float" office:value="-44.0412822982296" calcext:value-type="float">
            <text:p>-44.0412822982296</text:p>
          </table:table-cell>
        </table:table-row>
        <table:table-row table:style-name="ro1">
          <table:table-cell office:value-type="float" office:value="-67.2961595891476" calcext:value-type="float">
            <text:p>-67.2961595891476</text:p>
          </table:table-cell>
        </table:table-row>
        <table:table-row table:style-name="ro1">
          <table:table-cell office:value-type="float" office:value="122.738268931361" calcext:value-type="float">
            <text:p>122.738268931361</text:p>
          </table:table-cell>
        </table:table-row>
        <table:table-row table:style-name="ro1">
          <table:table-cell office:value-type="float" office:value="109.183680484765" calcext:value-type="float">
            <text:p>109.183680484765</text:p>
          </table:table-cell>
        </table:table-row>
        <table:table-row table:style-name="ro1">
          <table:table-cell office:value-type="float" office:value="-47.4764708762215" calcext:value-type="float">
            <text:p>-47.4764708762215</text:p>
          </table:table-cell>
        </table:table-row>
        <table:table-row table:style-name="ro1">
          <table:table-cell office:value-type="float" office:value="-63.9716939667766" calcext:value-type="float">
            <text:p>-63.9716939667766</text:p>
          </table:table-cell>
        </table:table-row>
        <table:table-row table:style-name="ro1">
          <table:table-cell office:value-type="float" office:value="119.484975754212" calcext:value-type="float">
            <text:p>119.484975754212</text:p>
          </table:table-cell>
        </table:table-row>
        <table:table-row table:style-name="ro1">
          <table:table-cell office:value-type="float" office:value="113.014536760632" calcext:value-type="float">
            <text:p>113.014536760632</text:p>
          </table:table-cell>
        </table:table-row>
        <table:table-row table:style-name="ro1">
          <table:table-cell office:value-type="float" office:value="-50.8884340520253" calcext:value-type="float">
            <text:p>-50.8884340520253</text:p>
          </table:table-cell>
        </table:table-row>
        <table:table-row table:style-name="ro1">
          <table:table-cell office:value-type="float" office:value="-60.1645003908647" calcext:value-type="float">
            <text:p>-60.1645003908647</text:p>
          </table:table-cell>
        </table:table-row>
        <table:table-row table:style-name="ro1">
          <table:table-cell office:value-type="float" office:value="115.206512639018" calcext:value-type="float">
            <text:p>115.206512639018</text:p>
          </table:table-cell>
        </table:table-row>
        <table:table-row table:style-name="ro1">
          <table:table-cell office:value-type="float" office:value="116.441626910859" calcext:value-type="float">
            <text:p>116.441626910859</text:p>
          </table:table-cell>
        </table:table-row>
        <table:table-row table:style-name="ro1">
          <table:table-cell office:value-type="float" office:value="-54.7534939669166" calcext:value-type="float">
            <text:p>-54.7534939669166</text:p>
          </table:table-cell>
        </table:table-row>
        <table:table-row table:style-name="ro1">
          <table:table-cell office:value-type="float" office:value="-57.033747352153" calcext:value-type="float">
            <text:p>-57.033747352153</text:p>
          </table:table-cell>
        </table:table-row>
        <table:table-row table:style-name="ro1">
          <table:table-cell office:value-type="float" office:value="111.723626927113" calcext:value-type="float">
            <text:p>111.723626927113</text:p>
          </table:table-cell>
        </table:table-row>
        <table:table-row table:style-name="ro1">
          <table:table-cell office:value-type="float" office:value="119.838905299983" calcext:value-type="float">
            <text:p>119.838905299983</text:p>
          </table:table-cell>
        </table:table-row>
        <table:table-row table:style-name="ro1">
          <table:table-cell office:value-type="float" office:value="-58.1449507117235" calcext:value-type="float">
            <text:p>-58.1449507117235</text:p>
          </table:table-cell>
        </table:table-row>
        <table:table-row table:style-name="ro1">
          <table:table-cell office:value-type="float" office:value="-53.0279281588637" calcext:value-type="float">
            <text:p>-53.0279281588637</text:p>
          </table:table-cell>
        </table:table-row>
        <table:table-row table:style-name="ro1">
          <table:table-cell office:value-type="float" office:value="107.936312617249" calcext:value-type="float">
            <text:p>107.936312617249</text:p>
          </table:table-cell>
        </table:table-row>
        <table:table-row table:style-name="ro1">
          <table:table-cell office:value-type="float" office:value="122.963188912969" calcext:value-type="float">
            <text:p>122.963188912969</text:p>
          </table:table-cell>
        </table:table-row>
        <table:table-row table:style-name="ro1">
          <table:table-cell office:value-type="float" office:value="-61.3580028226949" calcext:value-type="float">
            <text:p>-61.3580028226949</text:p>
          </table:table-cell>
        </table:table-row>
        <table:table-row table:style-name="ro1">
          <table:table-cell office:value-type="float" office:value="-49.6505393105946" calcext:value-type="float">
            <text:p>-49.6505393105946</text:p>
          </table:table-cell>
        </table:table-row>
        <table:table-row table:style-name="ro1">
          <table:table-cell office:value-type="float" office:value="104.379319199532" calcext:value-type="float">
            <text:p>104.379319199532</text:p>
          </table:table-cell>
        </table:table-row>
        <table:table-row table:style-name="ro1">
          <table:table-cell office:value-type="float" office:value="127.088946267578" calcext:value-type="float">
            <text:p>127.088946267578</text:p>
          </table:table-cell>
        </table:table-row>
        <table:table-row table:style-name="ro1">
          <table:table-cell office:value-type="float" office:value="-64.8786813469853" calcext:value-type="float">
            <text:p>-64.8786813469853</text:p>
          </table:table-cell>
        </table:table-row>
        <table:table-row table:style-name="ro1">
          <table:table-cell office:value-type="float" office:value="-45.6444870948864" calcext:value-type="float">
            <text:p>-45.6444870948864</text:p>
          </table:table-cell>
        </table:table-row>
        <table:table-row table:style-name="ro1">
          <table:table-cell office:value-type="float" office:value="101.028974379772" calcext:value-type="float">
            <text:p>101.028974379772</text:p>
          </table:table-cell>
        </table:table-row>
        <table:table-row table:style-name="ro1">
          <table:table-cell office:value-type="float" office:value="130.612952766014" calcext:value-type="float">
            <text:p>130.612952766014</text:p>
          </table:table-cell>
        </table:table-row>
        <table:table-row table:style-name="ro1">
          <table:table-cell office:value-type="float" office:value="-68.4953971094694" calcext:value-type="float">
            <text:p>-68.4953971094694</text:p>
          </table:table-cell>
        </table:table-row>
        <table:table-row table:style-name="ro1">
          <table:table-cell office:value-type="float" office:value="-42.174037383854" calcext:value-type="float">
            <text:p>-42.174037383854</text:p>
          </table:table-cell>
        </table:table-row>
        <table:table-row table:style-name="ro1">
          <table:table-cell office:value-type="float" office:value="98.038059504811" calcext:value-type="float">
            <text:p>98.038059504811</text:p>
          </table:table-cell>
        </table:table-row>
        <table:table-row table:style-name="ro1">
          <table:table-cell office:value-type="float" office:value="134.583273809315" calcext:value-type="float">
            <text:p>134.583273809315</text:p>
          </table:table-cell>
        </table:table-row>
        <table:table-row table:style-name="ro1">
          <table:table-cell office:value-type="float" office:value="-71.9229168115003" calcext:value-type="float">
            <text:p>-71.9229168115003</text:p>
          </table:table-cell>
        </table:table-row>
        <table:table-row table:style-name="ro1">
          <table:table-cell office:value-type="float" office:value="-38.407697106253" calcext:value-type="float">
            <text:p>-38.407697106253</text:p>
          </table:table-cell>
        </table:table-row>
        <table:table-row table:style-name="ro1">
          <table:table-cell office:value-type="float" office:value="95.0286728795271" calcext:value-type="float">
            <text:p>95.0286728795271</text:p>
          </table:table-cell>
        </table:table-row>
        <table:table-row table:style-name="ro1">
          <table:table-cell office:value-type="float" office:value="138.36285864669" calcext:value-type="float">
            <text:p>138.36285864669</text:p>
          </table:table-cell>
        </table:table-row>
        <table:table-row table:style-name="ro1">
          <table:table-cell office:value-type="float" office:value="-75.8380577342781" calcext:value-type="float">
            <text:p>-75.8380577342781</text:p>
          </table:table-cell>
        </table:table-row>
        <table:table-row table:style-name="ro1">
          <table:table-cell office:value-type="float" office:value="-35.0489422589837" calcext:value-type="float">
            <text:p>-35.0489422589837</text:p>
          </table:table-cell>
        </table:table-row>
        <table:table-row table:style-name="ro1">
          <table:table-cell office:value-type="float" office:value="91.9845433743288" calcext:value-type="float">
            <text:p>91.9845433743288</text:p>
          </table:table-cell>
        </table:table-row>
        <table:table-row table:style-name="ro1">
          <table:table-cell office:value-type="float" office:value="142.362307507967" calcext:value-type="float">
            <text:p>142.362307507967</text:p>
          </table:table-cell>
        </table:table-row>
        <table:table-row table:style-name="ro1">
          <table:table-cell office:value-type="float" office:value="-79.2074766093216" calcext:value-type="float">
            <text:p>-79.2074766093216</text:p>
          </table:table-cell>
        </table:table-row>
        <table:table-row table:style-name="ro1">
          <table:table-cell office:value-type="float" office:value="-31.0521301453169" calcext:value-type="float">
            <text:p>-31.0521301453169</text:p>
          </table:table-cell>
        </table:table-row>
        <table:table-row table:style-name="ro1">
          <table:table-cell office:value-type="float" office:value="88.1805176082663" calcext:value-type="float">
            <text:p>88.1805176082663</text:p>
          </table:table-cell>
        </table:table-row>
        <table:table-row table:style-name="ro1">
          <table:table-cell office:value-type="float" office:value="145.507937453642" calcext:value-type="float">
            <text:p>145.507937453642</text:p>
          </table:table-cell>
        </table:table-row>
        <table:table-row table:style-name="ro1">
          <table:table-cell office:value-type="float" office:value="-82.4313441684541" calcext:value-type="float">
            <text:p>-82.4313441684541</text:p>
          </table:table-cell>
        </table:table-row>
        <table:table-row table:style-name="ro1">
          <table:table-cell office:value-type="float" office:value="-27.4687680278976" calcext:value-type="float">
            <text:p>-27.4687680278976</text:p>
          </table:table-cell>
        </table:table-row>
        <table:table-row table:style-name="ro1">
          <table:table-cell office:value-type="float" office:value="84.3714138460327" calcext:value-type="float">
            <text:p>84.3714138460327</text:p>
          </table:table-cell>
        </table:table-row>
        <table:table-row table:style-name="ro1">
          <table:table-cell office:value-type="float" office:value="148.973675539998" calcext:value-type="float">
            <text:p>148.973675539998</text:p>
          </table:table-cell>
        </table:table-row>
        <table:table-row table:style-name="ro1">
          <table:table-cell office:value-type="float" office:value="-86.3559041649141" calcext:value-type="float">
            <text:p>-86.3559041649141</text:p>
          </table:table-cell>
        </table:table-row>
        <table:table-row table:style-name="ro1">
          <table:table-cell office:value-type="float" office:value="-24.3426480342408" calcext:value-type="float">
            <text:p>-24.3426480342408</text:p>
          </table:table-cell>
        </table:table-row>
        <table:table-row table:style-name="ro1">
          <table:table-cell office:value-type="float" office:value="81.6484739398206" calcext:value-type="float">
            <text:p>81.6484739398206</text:p>
          </table:table-cell>
        </table:table-row>
        <table:table-row table:style-name="ro1">
          <table:table-cell office:value-type="float" office:value="153.057979057314" calcext:value-type="float">
            <text:p>153.057979057314</text:p>
          </table:table-cell>
        </table:table-row>
        <table:table-row table:style-name="ro1">
          <table:table-cell office:value-type="float" office:value="-89.5742676534308" calcext:value-type="float">
            <text:p>-89.5742676534308</text:p>
          </table:table-cell>
        </table:table-row>
        <table:table-row table:style-name="ro1">
          <table:table-cell office:value-type="float" office:value="-20.5106723291238" calcext:value-type="float">
            <text:p>-20.5106723291238</text:p>
          </table:table-cell>
        </table:table-row>
        <table:table-row table:style-name="ro1">
          <table:table-cell office:value-type="float" office:value="77.7748922776416" calcext:value-type="float">
            <text:p>77.7748922776416</text:p>
          </table:table-cell>
        </table:table-row>
        <table:table-row table:style-name="ro1">
          <table:table-cell office:value-type="float" office:value="156.449695786303" calcext:value-type="float">
            <text:p>156.449695786303</text:p>
          </table:table-cell>
        </table:table-row>
        <table:table-row table:style-name="ro1">
          <table:table-cell office:value-type="float" office:value="-92.7859675111005" calcext:value-type="float">
            <text:p>-92.7859675111005</text:p>
          </table:table-cell>
        </table:table-row>
        <table:table-row table:style-name="ro1">
          <table:table-cell office:value-type="float" office:value="-16.2596891705106" calcext:value-type="float">
            <text:p>-16.2596891705106</text:p>
          </table:table-cell>
        </table:table-row>
        <table:table-row table:style-name="ro1">
          <table:table-cell office:value-type="float" office:value="74.8648931443052" calcext:value-type="float">
            <text:p>74.8648931443052</text:p>
          </table:table-cell>
        </table:table-row>
        <table:table-row table:style-name="ro1">
          <table:table-cell office:value-type="float" office:value="159.93140934979" calcext:value-type="float">
            <text:p>159.93140934979</text:p>
          </table:table-cell>
        </table:table-row>
        <table:table-row table:style-name="ro1">
          <table:table-cell office:value-type="float" office:value="-96.7084507398534" calcext:value-type="float">
            <text:p>-96.7084507398534</text:p>
          </table:table-cell>
        </table:table-row>
        <table:table-row table:style-name="ro1">
          <table:table-cell office:value-type="float" office:value="-13.1714547055148" calcext:value-type="float">
            <text:p>-13.1714547055148</text:p>
          </table:table-cell>
        </table:table-row>
        <table:table-row table:style-name="ro1">
          <table:table-cell office:value-type="float" office:value="71.3591332011012" calcext:value-type="float">
            <text:p>71.3591332011012</text:p>
          </table:table-cell>
        </table:table-row>
        <table:table-row table:style-name="ro1">
          <table:table-cell office:value-type="float" office:value="163.588241907512" calcext:value-type="float">
            <text:p>163.588241907512</text:p>
          </table:table-cell>
        </table:table-row>
        <table:table-row table:style-name="ro1">
          <table:table-cell office:value-type="float" office:value="-100.181080910516" calcext:value-type="float">
            <text:p>-100.181080910516</text:p>
          </table:table-cell>
        </table:table-row>
        <table:table-row table:style-name="ro1">
          <table:table-cell office:value-type="float" office:value="-9.7541310808861" calcext:value-type="float">
            <text:p>-9.7541310808861</text:p>
          </table:table-cell>
        </table:table-row>
        <table:table-row table:style-name="ro1">
          <table:table-cell office:value-type="float" office:value="68.3740797412265" calcext:value-type="float">
            <text:p>68.3740797412265</text:p>
          </table:table-cell>
        </table:table-row>
        <table:table-row table:style-name="ro1">
          <table:table-cell office:value-type="float" office:value="167.64148117986" calcext:value-type="float">
            <text:p>167.64148117986</text:p>
          </table:table-cell>
        </table:table-row>
        <table:table-row table:style-name="ro1">
          <table:table-cell office:value-type="float" office:value="-103.720048800447" calcext:value-type="float">
            <text:p>-103.720048800447</text:p>
          </table:table-cell>
        </table:table-row>
        <table:table-row table:style-name="ro1">
          <table:table-cell office:value-type="float" office:value="-6.19144172480165" calcext:value-type="float">
            <text:p>-6.19144172480165</text:p>
          </table:table-cell>
        </table:table-row>
        <table:table-row table:style-name="ro1">
          <table:table-cell office:value-type="float" office:value="64.5818576128889" calcext:value-type="float">
            <text:p>64.5818576128889</text:p>
          </table:table-cell>
        </table:table-row>
        <table:table-row table:style-name="ro1">
          <table:table-cell office:value-type="float" office:value="170.908007481155" calcext:value-type="float">
            <text:p>170.908007481155</text:p>
          </table:table-cell>
        </table:table-row>
        <table:table-row table:style-name="ro1">
          <table:table-cell office:value-type="float" office:value="-106.796942522812" calcext:value-type="float">
            <text:p>-106.796942522812</text:p>
          </table:table-cell>
        </table:table-row>
        <table:table-row table:style-name="ro1">
          <table:table-cell office:value-type="float" office:value="-2.24921445328673" calcext:value-type="float">
            <text:p>-2.24921445328673</text:p>
          </table:table-cell>
        </table:table-row>
        <table:table-row table:style-name="ro1">
          <table:table-cell office:value-type="float" office:value="61.2886062968153" calcext:value-type="float">
            <text:p>61.2886062968153</text:p>
          </table:table-cell>
        </table:table-row>
        <table:table-row table:style-name="ro1">
          <table:table-cell office:value-type="float" office:value="174.66919145875" calcext:value-type="float">
            <text:p>174.66919145875</text:p>
          </table:table-cell>
        </table:table-row>
        <table:table-row table:style-name="ro1">
          <table:table-cell office:value-type="float" office:value="-110.016218043176" calcext:value-type="float">
            <text:p>-110.016218043176</text:p>
          </table:table-cell>
        </table:table-row>
        <table:table-row table:style-name="ro1">
          <table:table-cell office:value-type="float" office:value="1.71022847699546" calcext:value-type="float">
            <text:p>1.71022847699546</text:p>
          </table:table-cell>
        </table:table-row>
        <table:table-row table:style-name="ro1">
          <table:table-cell office:value-type="float" office:value="57.1108776278582" calcext:value-type="float">
            <text:p>57.1108776278582</text:p>
          </table:table-cell>
        </table:table-row>
        <table:table-row table:style-name="ro1">
          <table:table-cell office:value-type="float" office:value="177.847795028095" calcext:value-type="float">
            <text:p>177.847795028095</text:p>
          </table:table-cell>
        </table:table-row>
        <table:table-row table:style-name="ro1">
          <table:table-cell office:value-type="float" office:value="-113.298338881582" calcext:value-type="float">
            <text:p>-113.298338881582</text:p>
          </table:table-cell>
        </table:table-row>
        <table:table-row table:style-name="ro1">
          <table:table-cell office:value-type="float" office:value="5.31639744063895" calcext:value-type="float">
            <text:p>5.31639744063895</text:p>
          </table:table-cell>
        </table:table-row>
        <table:table-row table:style-name="ro1">
          <table:table-cell office:value-type="float" office:value="54.2426624627691" calcext:value-type="float">
            <text:p>54.2426624627691</text:p>
          </table:table-cell>
        </table:table-row>
        <table:table-row table:style-name="ro1">
          <table:table-cell office:value-type="float" office:value="-178.107449320131" calcext:value-type="float">
            <text:p>-178.107449320131</text:p>
          </table:table-cell>
        </table:table-row>
        <table:table-row table:style-name="ro1">
          <table:table-cell office:value-type="float" office:value="-117.069200427636" calcext:value-type="float">
            <text:p>-117.069200427636</text:p>
          </table:table-cell>
        </table:table-row>
        <table:table-row table:style-name="ro1">
          <table:table-cell office:value-type="float" office:value="8.6278624023489" calcext:value-type="float">
            <text:p>8.6278624023489</text:p>
          </table:table-cell>
        </table:table-row>
        <table:table-row table:style-name="ro1">
          <table:table-cell office:value-type="float" office:value="49.9573071225884" calcext:value-type="float">
            <text:p>49.9573071225884</text:p>
          </table:table-cell>
        </table:table-row>
        <table:table-row table:style-name="ro1">
          <table:table-cell office:value-type="float" office:value="-175.011548206355" calcext:value-type="float">
            <text:p>-175.011548206355</text:p>
          </table:table-cell>
        </table:table-row>
        <table:table-row table:style-name="ro1">
          <table:table-cell office:value-type="float" office:value="-120.66912302046" calcext:value-type="float">
            <text:p>-120.66912302046</text:p>
          </table:table-cell>
        </table:table-row>
        <table:table-row table:style-name="ro1">
          <table:table-cell office:value-type="float" office:value="11.6587245548651" calcext:value-type="float">
            <text:p>11.6587245548651</text:p>
          </table:table-cell>
        </table:table-row>
        <table:table-row table:style-name="ro1">
          <table:table-cell office:value-type="float" office:value="46.8740483282817" calcext:value-type="float">
            <text:p>46.8740483282817</text:p>
          </table:table-cell>
        </table:table-row>
        <table:table-row table:style-name="ro1">
          <table:table-cell office:value-type="float" office:value="-171.799423167839" calcext:value-type="float">
            <text:p>-171.799423167839</text:p>
          </table:table-cell>
        </table:table-row>
        <table:table-row table:style-name="ro1">
          <table:table-cell office:value-type="float" office:value="-124.766369206738" calcext:value-type="float">
            <text:p>-124.766369206738</text:p>
          </table:table-cell>
        </table:table-row>
        <table:table-row table:style-name="ro1">
          <table:table-cell office:value-type="float" office:value="14.9339829907329" calcext:value-type="float">
            <text:p>14.9339829907329</text:p>
          </table:table-cell>
        </table:table-row>
        <table:table-row table:style-name="ro1">
          <table:table-cell office:value-type="float" office:value="42.8345222137622" calcext:value-type="float">
            <text:p>42.8345222137622</text:p>
          </table:table-cell>
        </table:table-row>
        <table:table-row table:style-name="ro1">
          <table:table-cell office:value-type="float" office:value="-168.650888643845" calcext:value-type="float">
            <text:p>-168.650888643845</text:p>
          </table:table-cell>
        </table:table-row>
        <table:table-row table:style-name="ro1">
          <table:table-cell office:value-type="float" office:value="-128.76825439496" calcext:value-type="float">
            <text:p>-128.76825439496</text:p>
          </table:table-cell>
        </table:table-row>
        <table:table-row table:style-name="ro1">
          <table:table-cell office:value-type="float" office:value="17.7629225629127" calcext:value-type="float">
            <text:p>17.7629225629127</text:p>
          </table:table-cell>
        </table:table-row>
        <table:table-row table:style-name="ro1">
          <table:table-cell office:value-type="float" office:value="39.7812886304871" calcext:value-type="float">
            <text:p>39.7812886304871</text:p>
          </table:table-cell>
        </table:table-row>
        <table:table-row table:style-name="ro1">
          <table:table-cell office:value-type="float" office:value="-164.516721819244" calcext:value-type="float">
            <text:p>-164.516721819244</text:p>
          </table:table-cell>
        </table:table-row>
        <table:table-row table:style-name="ro1">
          <table:table-cell office:value-type="float" office:value="-132.197842864099" calcext:value-type="float">
            <text:p>-132.197842864099</text:p>
          </table:table-cell>
        </table:table-row>
        <table:table-row table:style-name="ro1">
          <table:table-cell office:value-type="float" office:value="21.8517693275299" calcext:value-type="float">
            <text:p>21.8517693275299</text:p>
          </table:table-cell>
        </table:table-row>
        <table:table-row table:style-name="ro1">
          <table:table-cell office:value-type="float" office:value="35.9258237581189" calcext:value-type="float">
            <text:p>35.9258237581189</text:p>
          </table:table-cell>
        </table:table-row>
        <table:table-row table:style-name="ro1">
          <table:table-cell office:value-type="float" office:value="-161.164140397099" calcext:value-type="float">
            <text:p>-161.164140397099</text:p>
          </table:table-cell>
        </table:table-row>
        <table:table-row table:style-name="ro1">
          <table:table-cell office:value-type="float" office:value="-135.434156726987" calcext:value-type="float">
            <text:p>-135.434156726987</text:p>
          </table:table-cell>
        </table:table-row>
        <table:table-row table:style-name="ro1">
          <table:table-cell office:value-type="float" office:value="25.3016301651914" calcext:value-type="float">
            <text:p>25.3016301651914</text:p>
          </table:table-cell>
        </table:table-row>
        <table:table-row table:style-name="ro1">
          <table:table-cell office:value-type="float" office:value="32.6570153061818" calcext:value-type="float">
            <text:p>32.6570153061818</text:p>
          </table:table-cell>
        </table:table-row>
        <table:table-row table:style-name="ro1">
          <table:table-cell office:value-type="float" office:value="-157.718621005408" calcext:value-type="float">
            <text:p>-157.718621005408</text:p>
          </table:table-cell>
        </table:table-row>
        <table:table-row table:style-name="ro1">
          <table:table-cell office:value-type="float" office:value="-139.09978659673" calcext:value-type="float">
            <text:p>-139.09978659673</text:p>
          </table:table-cell>
        </table:table-row>
        <table:table-row table:style-name="ro1">
          <table:table-cell office:value-type="float" office:value="28.5656271050839" calcext:value-type="float">
            <text:p>28.5656271050839</text:p>
          </table:table-cell>
        </table:table-row>
        <table:table-row table:style-name="ro1">
          <table:table-cell office:value-type="float" office:value="29.0486690848688" calcext:value-type="float">
            <text:p>29.0486690848688</text:p>
          </table:table-cell>
        </table:table-row>
        <table:table-row table:style-name="ro1">
          <table:table-cell office:value-type="float" office:value="-154.287041818986" calcext:value-type="float">
            <text:p>-154.287041818986</text:p>
          </table:table-cell>
        </table:table-row>
        <table:table-row table:style-name="ro1">
          <table:table-cell office:value-type="float" office:value="-142.923064918562" calcext:value-type="float">
            <text:p>-142.923064918562</text:p>
          </table:table-cell>
        </table:table-row>
        <table:table-row table:style-name="ro1">
          <table:table-cell office:value-type="float" office:value="31.3115743205056" calcext:value-type="float">
            <text:p>31.3115743205056</text:p>
          </table:table-cell>
        </table:table-row>
        <table:table-row table:style-name="ro1">
          <table:table-cell office:value-type="float" office:value="25.7415945239412" calcext:value-type="float">
            <text:p>25.7415945239412</text:p>
          </table:table-cell>
        </table:table-row>
        <table:table-row table:style-name="ro1">
          <table:table-cell office:value-type="float" office:value="-150.857073498774" calcext:value-type="float">
            <text:p>-150.857073498774</text:p>
          </table:table-cell>
        </table:table-row>
        <table:table-row table:style-name="ro1">
          <table:table-cell office:value-type="float" office:value="-146.146326128802" calcext:value-type="float">
            <text:p>-146.146326128802</text:p>
          </table:table-cell>
        </table:table-row>
        <table:table-row table:style-name="ro1">
          <table:table-cell office:value-type="float" office:value="35.5025661366923" calcext:value-type="float">
            <text:p>35.5025661366923</text:p>
          </table:table-cell>
        </table:table-row>
        <table:table-row table:style-name="ro1">
          <table:table-cell office:value-type="float" office:value="21.7506823467387" calcext:value-type="float">
            <text:p>21.7506823467387</text:p>
          </table:table-cell>
        </table:table-row>
        <table:table-row table:style-name="ro1">
          <table:table-cell office:value-type="float" office:value="-147.611153690106" calcext:value-type="float">
            <text:p>-147.611153690106</text:p>
          </table:table-cell>
        </table:table-row>
        <table:table-row table:style-name="ro1">
          <table:table-cell office:value-type="float" office:value="-149.270774978106" calcext:value-type="float">
            <text:p>-149.270774978106</text:p>
          </table:table-cell>
        </table:table-row>
        <table:table-row table:style-name="ro1">
          <table:table-cell office:value-type="float" office:value="38.4674076797061" calcext:value-type="float">
            <text:p>38.4674076797061</text:p>
          </table:table-cell>
        </table:table-row>
        <table:table-row table:style-name="ro1">
          <table:table-cell office:value-type="float" office:value="19.1245227559247" calcext:value-type="float">
            <text:p>19.1245227559247</text:p>
          </table:table-cell>
        </table:table-row>
        <table:table-row table:style-name="ro1">
          <table:table-cell office:value-type="float" office:value="-144.017224478977" calcext:value-type="float">
            <text:p>-144.017224478977</text:p>
          </table:table-cell>
        </table:table-row>
        <table:table-row table:style-name="ro1">
          <table:table-cell office:value-type="float" office:value="-152.780250428249" calcext:value-type="float">
            <text:p>-152.780250428249</text:p>
          </table:table-cell>
        </table:table-row>
        <table:table-row table:style-name="ro1">
          <table:table-cell office:value-type="float" office:value="42.1617216383031" calcext:value-type="float">
            <text:p>42.1617216383031</text:p>
          </table:table-cell>
        </table:table-row>
        <table:table-row table:style-name="ro1">
          <table:table-cell office:value-type="float" office:value="16.0342711846065" calcext:value-type="float">
            <text:p>16.0342711846065</text:p>
          </table:table-cell>
        </table:table-row>
        <table:table-row table:style-name="ro1">
          <table:table-cell office:value-type="float" office:value="-140.306146359405" calcext:value-type="float">
            <text:p>-140.306146359405</text:p>
          </table:table-cell>
        </table:table-row>
        <table:table-row table:style-name="ro1">
          <table:table-cell office:value-type="float" office:value="-156.534470601272" calcext:value-type="float">
            <text:p>-156.534470601272</text:p>
          </table:table-cell>
        </table:table-row>
        <table:table-row table:style-name="ro1">
          <table:table-cell office:value-type="float" office:value="44.4184089433737" calcext:value-type="float">
            <text:p>44.4184089433737</text:p>
          </table:table-cell>
        </table:table-row>
        <table:table-row table:style-name="ro1">
          <table:table-cell office:value-type="float" office:value="12.1775105307619" calcext:value-type="float">
            <text:p>12.1775105307619</text:p>
          </table:table-cell>
        </table:table-row>
        <table:table-row table:style-name="ro1">
          <table:table-cell office:value-type="float" office:value="-136.772809624326" calcext:value-type="float">
            <text:p>-136.772809624326</text:p>
          </table:table-cell>
        </table:table-row>
        <table:table-row table:style-name="ro1">
          <table:table-cell office:value-type="float" office:value="-159.84586905654" calcext:value-type="float">
            <text:p>-159.84586905654</text:p>
          </table:table-cell>
        </table:table-row>
        <table:table-row table:style-name="ro1">
          <table:table-cell office:value-type="float" office:value="49.4759696688152" calcext:value-type="float">
            <text:p>49.4759696688152</text:p>
          </table:table-cell>
        </table:table-row>
        <table:table-row table:style-name="ro1">
          <table:table-cell office:value-type="float" office:value="8.33200251189792" calcext:value-type="float">
            <text:p>8.33200251189792</text:p>
          </table:table-cell>
        </table:table-row>
        <table:table-row table:style-name="ro1">
          <table:table-cell office:value-type="float" office:value="-133.838304701213" calcext:value-type="float">
            <text:p>-133.838304701213</text:p>
          </table:table-cell>
        </table:table-row>
        <table:table-row table:style-name="ro1">
          <table:table-cell office:value-type="float" office:value="-163.499092878969" calcext:value-type="float">
            <text:p>-163.499092878969</text:p>
          </table:table-cell>
        </table:table-row>
        <table:table-row table:style-name="ro1">
          <table:table-cell office:value-type="float" office:value="51.8196789684392" calcext:value-type="float">
            <text:p>51.8196789684392</text:p>
          </table:table-cell>
        </table:table-row>
        <table:table-row table:style-name="ro1">
          <table:table-cell office:value-type="float" office:value="5.49563507669951" calcext:value-type="float">
            <text:p>5.49563507669951</text:p>
          </table:table-cell>
        </table:table-row>
        <table:table-row table:style-name="ro1">
          <table:table-cell office:value-type="float" office:value="-129.635447304304" calcext:value-type="float">
            <text:p>-129.635447304304</text:p>
          </table:table-cell>
        </table:table-row>
        <table:table-row table:style-name="ro1">
          <table:table-cell office:value-type="float" office:value="-166.612733221289" calcext:value-type="float">
            <text:p>-166.612733221289</text:p>
          </table:table-cell>
        </table:table-row>
        <table:table-row table:style-name="ro1">
          <table:table-cell office:value-type="float" office:value="56.0366943850582" calcext:value-type="float">
            <text:p>56.0366943850582</text:p>
          </table:table-cell>
        </table:table-row>
        <table:table-row table:style-name="ro1">
          <table:table-cell office:value-type="float" office:value="1.65573319898339" calcext:value-type="float">
            <text:p>1.65573319898339</text:p>
          </table:table-cell>
        </table:table-row>
        <table:table-row table:style-name="ro1">
          <table:table-cell office:value-type="float" office:value="-126.202448368171" calcext:value-type="float">
            <text:p>-126.202448368171</text:p>
          </table:table-cell>
        </table:table-row>
        <table:table-row table:style-name="ro1">
          <table:table-cell office:value-type="float" office:value="-170.465046087264" calcext:value-type="float">
            <text:p>-170.465046087264</text:p>
          </table:table-cell>
        </table:table-row>
        <table:table-row table:style-name="ro1">
          <table:table-cell office:value-type="float" office:value="59.3335049869556" calcext:value-type="float">
            <text:p>59.3335049869556</text:p>
          </table:table-cell>
        </table:table-row>
        <table:table-row table:style-name="ro1">
          <table:table-cell office:value-type="float" office:value="-1.38987436444012" calcext:value-type="float">
            <text:p>-1.38987436444012</text:p>
          </table:table-cell>
        </table:table-row>
        <table:table-row table:style-name="ro1">
          <table:table-cell office:value-type="float" office:value="-122.592656697816" calcext:value-type="float">
            <text:p>-122.592656697816</text:p>
          </table:table-cell>
        </table:table-row>
        <table:table-row table:style-name="ro1">
          <table:table-cell office:value-type="float" office:value="-174.102686531516" calcext:value-type="float">
            <text:p>-174.102686531516</text:p>
          </table:table-cell>
        </table:table-row>
        <table:table-row table:style-name="ro1">
          <table:table-cell office:value-type="float" office:value="63.2347474022891" calcext:value-type="float">
            <text:p>63.2347474022891</text:p>
          </table:table-cell>
        </table:table-row>
        <table:table-row table:style-name="ro1">
          <table:table-cell office:value-type="float" office:value="-5.55648138948789" calcext:value-type="float">
            <text:p>-5.55648138948789</text:p>
          </table:table-cell>
        </table:table-row>
        <table:table-row table:style-name="ro1">
          <table:table-cell office:value-type="float" office:value="-118.89438683479" calcext:value-type="float">
            <text:p>-118.89438683479</text:p>
          </table:table-cell>
        </table:table-row>
        <table:table-row table:style-name="ro1">
          <table:table-cell office:value-type="float" office:value="-178.036323385739" calcext:value-type="float">
            <text:p>-178.036323385739</text:p>
          </table:table-cell>
        </table:table-row>
        <table:table-row table:style-name="ro1">
          <table:table-cell office:value-type="float" office:value="65.6124803138171" calcext:value-type="float">
            <text:p>65.6124803138171</text:p>
          </table:table-cell>
        </table:table-row>
        <table:table-row table:style-name="ro1">
          <table:table-cell office:value-type="float" office:value="-8.30507829574366" calcext:value-type="float">
            <text:p>-8.30507829574366</text:p>
          </table:table-cell>
        </table:table-row>
        <table:table-row table:style-name="ro1">
          <table:table-cell office:value-type="float" office:value="-115.86948372282" calcext:value-type="float">
            <text:p>-115.86948372282</text:p>
          </table:table-cell>
        </table:table-row>
        <table:table-row table:style-name="ro1">
          <table:table-cell office:value-type="float" office:value="179.044136709647" calcext:value-type="float">
            <text:p>179.044136709647</text:p>
          </table:table-cell>
        </table:table-row>
        <table:table-row table:style-name="ro1">
          <table:table-cell office:value-type="float" office:value="69.7820789812284" calcext:value-type="float">
            <text:p>69.7820789812284</text:p>
          </table:table-cell>
        </table:table-row>
        <table:table-row table:style-name="ro1">
          <table:table-cell office:value-type="float" office:value="-12.4152644423115" calcext:value-type="float">
            <text:p>-12.4152644423115</text:p>
          </table:table-cell>
        </table:table-row>
        <table:table-row table:style-name="ro1">
          <table:table-cell office:value-type="float" office:value="-111.712379109367" calcext:value-type="float">
            <text:p>-111.712379109367</text:p>
          </table:table-cell>
        </table:table-row>
        <table:table-row table:style-name="ro1">
          <table:table-cell office:value-type="float" office:value="174.58855895518" calcext:value-type="float">
            <text:p>174.58855895518</text:p>
          </table:table-cell>
        </table:table-row>
        <table:table-row table:style-name="ro1">
          <table:table-cell office:value-type="float" office:value="72.4924986918775" calcext:value-type="float">
            <text:p>72.4924986918775</text:p>
          </table:table-cell>
        </table:table-row>
        <table:table-row table:style-name="ro1">
          <table:table-cell office:value-type="float" office:value="-15.0669131476857" calcext:value-type="float">
            <text:p>-15.0669131476857</text:p>
          </table:table-cell>
        </table:table-row>
        <table:table-row table:style-name="ro1">
          <table:table-cell office:value-type="float" office:value="-108.947098069705" calcext:value-type="float">
            <text:p>-108.947098069705</text:p>
          </table:table-cell>
        </table:table-row>
        <table:table-row table:style-name="ro1">
          <table:table-cell office:value-type="float" office:value="171.6760713094" calcext:value-type="float">
            <text:p>171.6760713094</text:p>
          </table:table-cell>
        </table:table-row>
        <table:table-row table:style-name="ro1">
          <table:table-cell office:value-type="float" office:value="77.0744203000622" calcext:value-type="float">
            <text:p>77.0744203000622</text:p>
          </table:table-cell>
        </table:table-row>
        <table:table-row table:style-name="ro1">
          <table:table-cell office:value-type="float" office:value="-19.5386350841103" calcext:value-type="float">
            <text:p>-19.53863508411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2-10T13:13:30.021704055</dc:date>
    <meta:editing-duration>PT49S</meta:editing-duration>
    <meta:editing-cycles>1</meta:editing-cycles>
    <meta:document-statistic meta:table-count="1" meta:cell-count="513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9.828cm" svg:height="9.006cm" xlink:href=".." xlink:type="simple" chart:class="chart:scatter" chart:style-name="ch1">
        <chart:legend chart:legend-position="end" svg:x="27.558cm" svg:y="4.204cm" style:legend-expansion="high" chart:style-name="ch2"/>
        <chart:plot-area chart:style-name="ch3" table:cell-range-address="phase.A1:phase.A513" chart:data-source-has-labels="row" svg:x="0.596cm" svg:y="0.18cm" svg:width="26.366cm" svg:height="8.646cm">
          <chart:coordinate-region svg:x="1.508cm" svg:y="0.379cm" svg:width="25.174cm" svg:height="8.24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hase.A2:phase.A513" chart:label-cell-address="phase.A1:phase.A1" chart:class="chart:scatter">
            <chart:data-point chart:repeated="5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hase</text:p>
                <draw:g>
                  <svg:desc>phase.A1:phase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1.141044358405">
                <text:p>-101.141044358405</text:p>
                <draw:g>
                  <svg:desc>phase.A2:phase.A5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8.58171590833405">
                <text:p>-8.581715908334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.0288101220443">
                <text:p>64.02881012204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5.801656204762">
                <text:p>165.8016562047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04.589848204757">
                <text:p>-104.5898482047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.07548193089938">
                <text:p>-5.075481930899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.4827658328656">
                <text:p>60.48276583286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9.25020196894">
                <text:p>169.250201968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08.177574903168">
                <text:p>-108.1775749031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.53127209056994">
                <text:p>-1.531272090569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7.1109112040627">
                <text:p>57.11091120406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2.811719698309">
                <text:p>172.8117196983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11.850391718538">
                <text:p>-111.8503917185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63054441333011">
                <text:p>1.630544413330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3.4149237695448">
                <text:p>53.41492376954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6.011414984324">
                <text:p>176.0114149843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15.000554281314">
                <text:p>-115.0005542813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57567024475442">
                <text:p>5.575670244754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9.7847841072583">
                <text:p>49.78478410725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9.496981273896">
                <text:p>179.4969812738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18.567888884651">
                <text:p>-118.5678888846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.81706918805934">
                <text:p>8.817069188059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.1148534710834">
                <text:p>46.11485347108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77.045821036346">
                <text:p>-177.0458210363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22.272421609699">
                <text:p>-122.2724216096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.2907837359507">
                <text:p>12.29078373595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.9540778970233">
                <text:p>42.95407789702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73.573670773979">
                <text:p>-173.5736707739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26.384351815836">
                <text:p>-126.3843518158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.2669401195384">
                <text:p>15.26694011953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.9461820003812">
                <text:p>38.94618200038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70.149773870849">
                <text:p>-170.1497738708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29.190987534372">
                <text:p>-129.1909875343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.6882538307165">
                <text:p>19.68825383071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.4237698316813">
                <text:p>35.42376983168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66.39615175533">
                <text:p>-166.396151755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33.208210877068">
                <text:p>-133.2082108770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2.6762787500514">
                <text:p>22.67627875005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1.8207643572475">
                <text:p>31.82076435724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62.58374204703">
                <text:p>-162.5837420470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36.455246515569">
                <text:p>-136.45524651556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6.9588304031648">
                <text:p>26.958830403164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8.3241706317921">
                <text:p>28.32417063179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59.225577527731">
                <text:p>-159.2255775277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40.586596416575">
                <text:p>-140.5865964165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9.3710214452983">
                <text:p>29.371021445298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4.5966289048171">
                <text:p>24.596628904817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55.401635340885">
                <text:p>-155.4016353408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44.287289612894">
                <text:p>-144.28728961289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3.0007863762671">
                <text:p>33.000786376267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.8700890448189">
                <text:p>20.870089044818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52.260824372355">
                <text:p>-152.26082437235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47.726423644002">
                <text:p>-147.72642364400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6.6243597000963">
                <text:p>36.624359700096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.279497698609">
                <text:p>17.27949769860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48.539648375038">
                <text:p>-148.5396483750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51.900731231127">
                <text:p>-151.9007312311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9.9422571492118">
                <text:p>39.942257149211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.6836716820863">
                <text:p>13.683671682086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45.285939457092">
                <text:p>-145.28593945709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55.018520989486">
                <text:p>-155.01852098948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3.5917776621947">
                <text:p>43.591777662194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.0535969085707">
                <text:p>10.053596908570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41.880855890925">
                <text:p>-141.8808558909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58.411699188982">
                <text:p>-158.41169918898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6.9818846810639">
                <text:p>46.981884681063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90533179770769">
                <text:p>6.9053317977076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38.014759959056">
                <text:p>-138.01475995905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61.782189581557">
                <text:p>-161.78218958155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0.381924811846">
                <text:p>50.38192481184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59980973549167">
                <text:p>3.599809735491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34.420773220372">
                <text:p>-134.42077322037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65.639233126306">
                <text:p>-165.6392331263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3.9179970896179">
                <text:p>53.917997089617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509203462862093">
                <text:p>-0.50920346286209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31.073482109698">
                <text:p>-131.07348210969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68.812653989106">
                <text:p>-168.8126539891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7.4492392839011">
                <text:p>57.449239283901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3.46192336967059">
                <text:p>-3.4619233696705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127.237098455585">
                <text:p>-127.23709845558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72.888849543126">
                <text:p>-172.88884954312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0.7864709572255">
                <text:p>60.78647095722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7.25733786529747">
                <text:p>-7.2573378652974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23.47831627645">
                <text:p>-123.4783162764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76.397286091524">
                <text:p>-176.39728609152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4.7408146668531">
                <text:p>64.740814666853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0.5825449704169">
                <text:p>-10.582544970416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20.571129750698">
                <text:p>-120.57112975069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79.389716322152">
                <text:p>-179.38971632215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8.5525263691704">
                <text:p>68.552526369170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5.0061534519562">
                <text:p>-15.006153451956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116.285110966127">
                <text:p>-116.28511096612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76.711072662269">
                <text:p>176.71107266226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1.5620931816696">
                <text:p>71.562093181669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17.5038340673639">
                <text:p>-17.503834067363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112.692827889404">
                <text:p>-112.69282788940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72.832907987461">
                <text:p>172.83290798746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5.6312851545057">
                <text:p>75.631285154505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1.8476875987289">
                <text:p>-21.847687598728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09.018167125596">
                <text:p>-109.01816712559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69.187674148973">
                <text:p>169.18767414897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8.896775398442">
                <text:p>78.89677539844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24.9903348747342">
                <text:p>-24.990334874734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106.048134121413">
                <text:p>-106.04813412141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6.39781677886">
                <text:p>166.3978167788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2.7028900184566">
                <text:p>82.702890018456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28.8712375564895">
                <text:p>-28.871237556489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02.219282966373">
                <text:p>-102.21928296637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62.391495702868">
                <text:p>162.39149570286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6.2858286241059">
                <text:p>86.285828624105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32.2329990979244">
                <text:p>-32.232999097924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99.0489078588453">
                <text:p>-99.048907858845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59.545501966544">
                <text:p>159.54550196654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0.1459297182323">
                <text:p>90.145929718232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36.1552363150841">
                <text:p>-36.155236315084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94.6362114479711">
                <text:p>-94.636211447971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55.066477945944">
                <text:p>155.06647794594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2.9390082644184">
                <text:p>92.939008264418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38.7320367900606">
                <text:p>-38.732036790060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91.5042984461836">
                <text:p>-91.504298446183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51.948255494054">
                <text:p>151.94825549405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7.2894772595643">
                <text:p>97.289477259564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42.9866138960028">
                <text:p>-42.986613896002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87.4109978586654">
                <text:p>-87.410997858665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7.816424750719">
                <text:p>147.81642475071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99.3066004129094">
                <text:p>99.306600412909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45.0652211801024">
                <text:p>-45.065221180102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84.2360942118087">
                <text:p>-84.236094211808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4.183392543647">
                <text:p>144.18339254364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02.699995196427">
                <text:p>102.69999519642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48.5095209891356">
                <text:p>-48.509520989135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80.7262136792443">
                <text:p>-80.726213679244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0.832504352883">
                <text:p>140.83250435288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6.316664385549">
                <text:p>106.31666438554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52.2707390422622">
                <text:p>-52.270739042262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77.9054137242015">
                <text:p>-77.905413724201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.58995392121">
                <text:p>137.5899539212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9.36934409418">
                <text:p>109.3693440941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55.2009072944456">
                <text:p>-55.200907294445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74.0275922833565">
                <text:p>-74.027592283356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34.042489139542">
                <text:p>134.04248913954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13.035501017655">
                <text:p>113.03550101765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59.6652302486772">
                <text:p>-59.665230248677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70.8205941476106">
                <text:p>-70.820594147610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30.545218259076">
                <text:p>130.54521825907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16.953985014505">
                <text:p>116.95398501450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62.7002577871554">
                <text:p>-62.700257787155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66.5372190812058">
                <text:p>-66.537219081205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26.618234820163">
                <text:p>126.61823482016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20.519016339712">
                <text:p>120.51901633971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66.2454065604176">
                <text:p>-66.245406560417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63.9280704645051">
                <text:p>-63.928070464505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24.001255131856">
                <text:p>124.00125513185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23.951663557934">
                <text:p>123.95166355793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69.2899118048647">
                <text:p>-69.289911804864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59.7626510011415">
                <text:p>-59.762651001141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20.167564735526">
                <text:p>120.16756473552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27.546353018842">
                <text:p>127.54635301884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72.8684546112124">
                <text:p>-72.868454611212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56.8405605763027">
                <text:p>-56.840560576302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17.341218787554">
                <text:p>117.34121878755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31.376349762917">
                <text:p>131.37634976291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76.0865822678128">
                <text:p>-76.086582267812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52.1930699350911">
                <text:p>-52.193069935091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13.026625711157">
                <text:p>113.02662571115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34.472476851148">
                <text:p>134.47247685114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80.0234848645749">
                <text:p>-80.023484864574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49.2107150585673">
                <text:p>-49.210715058567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10.070680013622">
                <text:p>110.07068001362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38.670451643394">
                <text:p>138.67045164339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83.366767446189">
                <text:p>-83.36676744618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45.6150539911552">
                <text:p>-45.615053991155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07.00268845712">
                <text:p>107.0026884571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42.147467142054">
                <text:p>142.14746714205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86.9835895204993">
                <text:p>-86.983589520499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42.245213003469">
                <text:p>-42.24521300346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03.67533093731">
                <text:p>103.6753309373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46.117416789747">
                <text:p>146.11741678974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89.9583746777686">
                <text:p>-89.958374677768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38.621210298083">
                <text:p>-38.62121029808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9.4247306568541">
                <text:p>99.424730656854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48.619779839972">
                <text:p>148.61977983997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93.6775614182503">
                <text:p>-93.677561418250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35.2514966340846">
                <text:p>-35.251496634084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6.4420825335867">
                <text:p>96.442082533586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52.891342450509">
                <text:p>152.89134245050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98.1627245350292">
                <text:p>-98.162724535029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32.430738920318">
                <text:p>-32.43073892031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2.803869423154">
                <text:p>92.80386942315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56.130918037651">
                <text:p>156.13091803765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100.472430644509">
                <text:p>-100.47243064450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27.7216648566309">
                <text:p>-27.721664856630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8.8506455794919">
                <text:p>88.850645579491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59.19892817368">
                <text:p>159.1989281736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103.933178570572">
                <text:p>-103.93317857057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24.1491501614931">
                <text:p>-24.149150161493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5.9447081982263">
                <text:p>85.944708198226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63.399082933149">
                <text:p>163.39908293314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107.785315222264">
                <text:p>-107.78531522226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20.8735695993067">
                <text:p>-20.873569599306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2.7269059251145">
                <text:p>82.726905925114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67.448065842251">
                <text:p>167.44806584225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111.038468026811">
                <text:p>-111.03846802681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17.3218678799242">
                <text:p>-17.321867879924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9.1899516702898">
                <text:p>79.189951670289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70.776071200239">
                <text:p>170.77607120023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114.859444033305">
                <text:p>-114.85944403330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13.792760032549">
                <text:p>-13.79276003254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6.0189185276025">
                <text:p>76.018918527602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74.798101446543">
                <text:p>174.79810144654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118.422312387643">
                <text:p>-118.42231238764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10.5096614655024">
                <text:p>-10.509661465502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1.9955950068919">
                <text:p>71.995595006891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77.553016635691">
                <text:p>177.55301663569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121.36573035412">
                <text:p>-121.3657303541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6.40560303970422">
                <text:p>-6.4056030397042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8.5538343553605">
                <text:p>68.553834355360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178.862524013895">
                <text:p>-178.86252401389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124.924646385554">
                <text:p>-124.92464638555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3.21306331854753">
                <text:p>-3.2130633185475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5.1331727317336">
                <text:p>65.133172731733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175.260454545198">
                <text:p>-175.26045454519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128.504312204116">
                <text:p>-128.50431220411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530028586276988">
                <text:p>0.53002858627698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2.0475409595345">
                <text:p>62.047540959534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170.979825812635">
                <text:p>-170.97982581263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131.708166827475">
                <text:p>-131.70816682747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.99389413957042">
                <text:p>3.9938941395704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8.3685934408714">
                <text:p>58.368593440871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167.604527197521">
                <text:p>-167.60452719752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135.677685540273">
                <text:p>-135.67768554027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.72109536394673">
                <text:p>7.7210953639467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4.502010975055">
                <text:p>54.50201097505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164.75998383106">
                <text:p>-164.7599838310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139.199452104265">
                <text:p>-139.19945210426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1.2130629060307">
                <text:p>11.213062906030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1.0801564281953">
                <text:p>51.080156428195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160.68478679283">
                <text:p>-160.6847867928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143.0088022287">
                <text:p>-143.008802228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4.6556267822952">
                <text:p>14.655626782295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7.0977887138655">
                <text:p>47.097788713865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157.832911937306">
                <text:p>-157.83291193730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146.108273404345">
                <text:p>-146.10827340434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8.6879273496807">
                <text:p>18.687927349680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3.6465513446992">
                <text:p>43.646551344699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154.204483419808">
                <text:p>-154.20448341980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149.892510917364">
                <text:p>-149.89251091736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1.8240372563981">
                <text:p>21.824037256398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0.4191058351088">
                <text:p>40.419105835108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150.426545482933">
                <text:p>-150.42654548293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153.313858475648">
                <text:p>-153.31385847564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4.7361049966888">
                <text:p>24.736104996688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7.2634911642608">
                <text:p>37.263491164260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146.927399243979">
                <text:p>-146.92739924397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157.252745117476">
                <text:p>-157.25274511747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8.1412537977091">
                <text:p>28.141253797709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3.8486321645443">
                <text:p>33.848632164544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143.496588345803">
                <text:p>-143.49658834580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160.656114578427">
                <text:p>-160.65611457842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1.2792926617063">
                <text:p>31.279292661706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0.4357502618215">
                <text:p>30.435750261821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139.856434704022">
                <text:p>-139.85643470402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164.033315207347">
                <text:p>-164.03331520734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5.3792982431484">
                <text:p>35.379298243148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.90623067096">
                <text:p>26.9062306709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136.162487876292">
                <text:p>-136.16248787629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167.30294689554">
                <text:p>-167.3029468955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8.7790339308509">
                <text:p>38.779033930850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3.233778095709">
                <text:p>23.23377809570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133.040443137699">
                <text:p>-133.04044313769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170.843446834706">
                <text:p>-170.84344683470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2.62184374267">
                <text:p>42.6218437426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9.7774191772098">
                <text:p>19.777419177209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129.57335563101">
                <text:p>-129.5733556310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174.62147729198">
                <text:p>-174.6214772919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5.9636545717852">
                <text:p>45.963654571785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6.0448392687864">
                <text:p>16.044839268786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126.394822224724">
                <text:p>-126.39482222472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177.940583553713">
                <text:p>-177.94058355371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9.9471484393306">
                <text:p>49.947148439330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2.528254765164">
                <text:p>12.52825476516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122.712389731066">
                <text:p>-122.71238973106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78.651956270917">
                <text:p>178.65195627091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2.9362756614502">
                <text:p>52.936275661450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8.89545140485258">
                <text:p>8.8954514048525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119.644299799473">
                <text:p>-119.64429979947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75.599560248773">
                <text:p>175.59956024877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6.8087181076434">
                <text:p>56.808718107643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.59913516531556">
                <text:p>5.5991351653155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116.025786017724">
                <text:p>-116.02578601772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71.802235514901">
                <text:p>171.80223551490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9.6813342886656">
                <text:p>59.681334288665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.70330196896382">
                <text:p>2.7033019689638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112.398498107006">
                <text:p>-112.39849810700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68.281007514143">
                <text:p>168.28100751414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3.6460378641906">
                <text:p>63.646037864190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1.17498619508765">
                <text:p>-1.1749861950876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109.205035595912">
                <text:p>-109.20503559591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64.853913736605">
                <text:p>164.85391373660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7.0397388583422">
                <text:p>67.039738858342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4.67180326488184">
                <text:p>-4.6718032648818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106.194477184819">
                <text:p>-106.19447718481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61.670358486941">
                <text:p>161.67035848694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0.5629037320148">
                <text:p>70.562903732014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8.15613212508408">
                <text:p>-8.1561321250840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102.288911230554">
                <text:p>-102.28891123055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57.862451463948">
                <text:p>157.86245146394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3.9672734161525">
                <text:p>73.967273416152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11.6779860656566">
                <text:p>-11.677986065656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98.281814631816">
                <text:p>-98.28181463181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53.928762595727">
                <text:p>153.92876259572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7.1667711978664">
                <text:p>77.166771197866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14.8929527020218">
                <text:p>-14.892952702021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95.0561057964961">
                <text:p>-95.056105796496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50.650373149207">
                <text:p>150.65037314920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81.2586057532942">
                <text:p>81.258605753294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18.8532744221107">
                <text:p>-18.853274422110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91.5145673603909">
                <text:p>-91.514567360390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47.185791524176">
                <text:p>147.18579152417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84.367233094642">
                <text:p>84.36723309464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21.9498612975204">
                <text:p>-21.949861297520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88.2935425813781">
                <text:p>-88.293542581378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44.033756644623">
                <text:p>144.03375664462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88.1078161930345">
                <text:p>88.107816193034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25.7549932795689">
                <text:p>-25.754993279568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84.6795411627003">
                <text:p>-84.679541162700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41.007271928698">
                <text:p>141.00727192869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91.8487197431839">
                <text:p>91.848719743183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29.5556637497924">
                <text:p>-29.555663749792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81.1074512917519">
                <text:p>-81.107451291751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36.785982742378">
                <text:p>136.78598274237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95.5500917270043">
                <text:p>95.550091727004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32.9858528456681">
                <text:p>-32.985852845668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77.3519469208321">
                <text:p>-77.351946920832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33.514778735424">
                <text:p>133.51477873542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99.0156133727095">
                <text:p>99.015613372709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36.8347191171014">
                <text:p>-36.834719117101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74.3099065445387">
                <text:p>-74.309906544538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29.962580765162">
                <text:p>129.96258076516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02.705651658824">
                <text:p>102.70565165882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40.3613018132209">
                <text:p>-40.361301813220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70.5791413905364">
                <text:p>-70.579141390536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25.803027151275">
                <text:p>125.80302715127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06.272395585445">
                <text:p>106.27239558544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44.0412822982296">
                <text:p>-44.041282298229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67.2961595891476">
                <text:p>-67.296159589147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22.738268931361">
                <text:p>122.73826893136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09.183680484765">
                <text:p>109.18368048476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47.4764708762215">
                <text:p>-47.476470876221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63.9716939667766">
                <text:p>-63.971693966776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19.484975754212">
                <text:p>119.48497575421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13.014536760632">
                <text:p>113.01453676063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50.8884340520253">
                <text:p>-50.888434052025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60.1645003908647">
                <text:p>-60.164500390864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15.206512639018">
                <text:p>115.20651263901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16.441626910859">
                <text:p>116.44162691085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54.7534939669166">
                <text:p>-54.753493966916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57.033747352153">
                <text:p>-57.03374735215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11.723626927113">
                <text:p>111.72362692711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19.838905299983">
                <text:p>119.83890529998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58.1449507117235">
                <text:p>-58.144950711723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53.0279281588637">
                <text:p>-53.027928158863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07.936312617249">
                <text:p>107.93631261724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22.963188912969">
                <text:p>122.96318891296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61.3580028226949">
                <text:p>-61.358002822694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49.6505393105946">
                <text:p>-49.650539310594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04.379319199532">
                <text:p>104.37931919953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27.088946267578">
                <text:p>127.08894626757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64.8786813469853">
                <text:p>-64.878681346985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45.6444870948864">
                <text:p>-45.644487094886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01.028974379772">
                <text:p>101.02897437977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30.612952766014">
                <text:p>130.61295276601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68.4953971094694">
                <text:p>-68.495397109469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42.174037383854">
                <text:p>-42.17403738385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98.038059504811">
                <text:p>98.03805950481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34.583273809315">
                <text:p>134.58327380931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71.9229168115003">
                <text:p>-71.922916811500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38.407697106253">
                <text:p>-38.40769710625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95.0286728795271">
                <text:p>95.028672879527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38.36285864669">
                <text:p>138.3628586466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75.8380577342781">
                <text:p>-75.838057734278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35.0489422589837">
                <text:p>-35.048942258983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91.9845433743288">
                <text:p>91.984543374328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42.362307507967">
                <text:p>142.36230750796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79.2074766093216">
                <text:p>-79.207476609321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31.0521301453169">
                <text:p>-31.052130145316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88.1805176082663">
                <text:p>88.180517608266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45.507937453642">
                <text:p>145.50793745364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82.4313441684541">
                <text:p>-82.431344168454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27.4687680278976">
                <text:p>-27.468768027897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84.3714138460327">
                <text:p>84.371413846032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48.973675539998">
                <text:p>148.97367553999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86.3559041649141">
                <text:p>-86.355904164914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24.3426480342408">
                <text:p>-24.342648034240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81.6484739398206">
                <text:p>81.648473939820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53.057979057314">
                <text:p>153.05797905731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89.5742676534308">
                <text:p>-89.574267653430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20.5106723291238">
                <text:p>-20.510672329123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7.7748922776416">
                <text:p>77.774892277641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56.449695786303">
                <text:p>156.44969578630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92.7859675111005">
                <text:p>-92.785967511100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16.2596891705106">
                <text:p>-16.259689170510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74.8648931443052">
                <text:p>74.864893144305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59.93140934979">
                <text:p>159.9314093497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96.7084507398534">
                <text:p>-96.708450739853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13.1714547055148">
                <text:p>-13.171454705514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71.3591332011012">
                <text:p>71.359133201101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63.588241907512">
                <text:p>163.58824190751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100.181080910516">
                <text:p>-100.18108091051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9.7541310808861">
                <text:p>-9.754131080886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68.3740797412265">
                <text:p>68.374079741226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67.64148117986">
                <text:p>167.6414811798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103.720048800447">
                <text:p>-103.72004880044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6.19144172480165">
                <text:p>-6.1914417248016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64.5818576128889">
                <text:p>64.581857612888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70.908007481155">
                <text:p>170.90800748115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106.796942522812">
                <text:p>-106.79694252281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2.24921445328673">
                <text:p>-2.2492144532867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61.2886062968153">
                <text:p>61.288606296815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74.66919145875">
                <text:p>174.6691914587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110.016218043176">
                <text:p>-110.01621804317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.71022847699546">
                <text:p>1.7102284769954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57.1108776278582">
                <text:p>57.110877627858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77.847795028095">
                <text:p>177.84779502809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113.298338881582">
                <text:p>-113.29833888158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5.31639744063895">
                <text:p>5.3163974406389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4.2426624627691">
                <text:p>54.242662462769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178.107449320131">
                <text:p>-178.10744932013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117.069200427636">
                <text:p>-117.06920042763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.6278624023489">
                <text:p>8.627862402348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9.9573071225884">
                <text:p>49.957307122588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175.011548206355">
                <text:p>-175.01154820635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120.66912302046">
                <text:p>-120.6691230204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1.6587245548651">
                <text:p>11.658724554865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6.8740483282817">
                <text:p>46.874048328281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171.799423167839">
                <text:p>-171.79942316783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124.766369206738">
                <text:p>-124.76636920673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4.9339829907329">
                <text:p>14.933982990732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2.8345222137622">
                <text:p>42.834522213762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168.650888643845">
                <text:p>-168.65088864384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128.76825439496">
                <text:p>-128.7682543949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7.7629225629127">
                <text:p>17.762922562912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9.7812886304871">
                <text:p>39.781288630487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164.516721819244">
                <text:p>-164.51672181924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132.197842864099">
                <text:p>-132.19784286409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1.8517693275299">
                <text:p>21.851769327529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5.9258237581189">
                <text:p>35.925823758118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161.164140397099">
                <text:p>-161.16414039709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135.434156726987">
                <text:p>-135.43415672698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5.3016301651914">
                <text:p>25.301630165191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2.6570153061818">
                <text:p>32.657015306181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157.718621005408">
                <text:p>-157.71862100540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139.09978659673">
                <text:p>-139.0997865967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8.5656271050839">
                <text:p>28.565627105083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9.0486690848688">
                <text:p>29.048669084868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154.287041818986">
                <text:p>-154.28704181898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142.923064918562">
                <text:p>-142.92306491856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1.3115743205056">
                <text:p>31.311574320505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5.7415945239412">
                <text:p>25.741594523941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150.857073498774">
                <text:p>-150.85707349877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146.146326128802">
                <text:p>-146.14632612880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5.5025661366923">
                <text:p>35.502566136692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1.7506823467387">
                <text:p>21.750682346738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147.611153690106">
                <text:p>-147.61115369010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149.270774978106">
                <text:p>-149.27077497810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8.4674076797061">
                <text:p>38.467407679706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9.1245227559247">
                <text:p>19.124522755924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144.017224478977">
                <text:p>-144.01722447897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152.780250428249">
                <text:p>-152.78025042824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2.1617216383031">
                <text:p>42.161721638303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6.0342711846065">
                <text:p>16.034271184606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140.306146359405">
                <text:p>-140.30614635940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156.534470601272">
                <text:p>-156.53447060127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4.4184089433737">
                <text:p>44.418408943373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2.1775105307619">
                <text:p>12.177510530761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136.772809624326">
                <text:p>-136.77280962432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159.84586905654">
                <text:p>-159.8458690565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9.4759696688152">
                <text:p>49.475969668815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8.33200251189792">
                <text:p>8.3320025118979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133.838304701213">
                <text:p>-133.83830470121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163.499092878969">
                <text:p>-163.49909287896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51.8196789684392">
                <text:p>51.819678968439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5.49563507669951">
                <text:p>5.4956350766995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129.635447304304">
                <text:p>-129.63544730430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166.612733221289">
                <text:p>-166.61273322128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56.0366943850582">
                <text:p>56.036694385058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.65573319898339">
                <text:p>1.6557331989833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126.202448368171">
                <text:p>-126.20244836817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170.465046087264">
                <text:p>-170.46504608726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59.3335049869556">
                <text:p>59.333504986955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1.38987436444012">
                <text:p>-1.3898743644401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122.592656697816">
                <text:p>-122.59265669781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174.102686531516">
                <text:p>-174.10268653151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63.2347474022891">
                <text:p>63.234747402289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5.55648138948789">
                <text:p>-5.5564813894878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118.89438683479">
                <text:p>-118.8943868347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178.036323385739">
                <text:p>-178.03632338573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65.6124803138171">
                <text:p>65.612480313817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8.30507829574366">
                <text:p>-8.3050782957436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115.86948372282">
                <text:p>-115.8694837228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79.044136709647">
                <text:p>179.04413670964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69.7820789812284">
                <text:p>69.782078981228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-12.4152644423115">
                <text:p>-12.415264442311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-111.712379109367">
                <text:p>-111.71237910936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74.58855895518">
                <text:p>174.5885589551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72.4924986918775">
                <text:p>72.492498691877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-15.0669131476857">
                <text:p>-15.066913147685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-108.947098069705">
                <text:p>-108.94709806970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71.6760713094">
                <text:p>171.676071309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77.0744203000622">
                <text:p>77.074420300062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-19.5386350841103">
                <text:p>-19.538635084110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